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0E800004D400000295009675059.svm"/>
  <manifest:file-entry manifest:media-type="" manifest:full-path="Pictures/2000009100004D4000002950DFD5B8E9.svm"/>
  <manifest:file-entry manifest:media-type="" manifest:full-path="Pictures/200002F700004D40000039D60DD5CDF4.svm"/>
  <manifest:file-entry manifest:media-type="" manifest:full-path="Pictures/2000016800004D4000003193171A8D95.svm"/>
  <manifest:file-entry manifest:media-type="" manifest:full-path="Pictures/2000018A00004D4000003193E58394AF.svm"/>
  <manifest:file-entry manifest:media-type="" manifest:full-path="Pictures/2000022E00004D400000319328A36C7C.svm"/>
  <manifest:file-entry manifest:media-type="" manifest:full-path="Pictures/2000009100004D4000002950CD58A524.svm"/>
  <manifest:file-entry manifest:media-type="" manifest:full-path="Pictures/2000029100004D400000319349E9F1D5.svm"/>
  <manifest:file-entry manifest:media-type="" manifest:full-path="Pictures/2000013B00004D4000002950739A7C48.svm"/>
  <manifest:file-entry manifest:media-type="" manifest:full-path="Pictures/2000014000004D40000023CEF28E22A8.svm"/>
  <manifest:file-entry manifest:media-type="" manifest:full-path="Pictures/2000030400004D40000031938D09FA5A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.34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4.5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y Kelman</text:p>
      <text:p text:style-name="Standard">ME 233 – Homework 9</text:p>
      <text:p text:style-name="Standard"/>
      <text:p text:style-name="Standard">1.a)</text:p>
      <text:p text:style-name="Standard"><draw:frame draw:style-name="fr4" draw:name="Object8" text:anchor-type="as-char" svg:width="3.5339in" svg:height="0.4902in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tandard"><draw:frame draw:style-name="fr4" draw:name="Object1" text:anchor-type="as-char" svg:width="4.0772in" svg:height="0.53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Standard"><draw:frame draw:style-name="fr4" draw:name="Object2" text:anchor-type="as-char" svg:width="4.4898in" svg:height="0.209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><draw:frame draw:style-name="fr4" draw:name="Object3" text:anchor-type="as-char" svg:width="1.7874in" svg:height="0.2091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><draw:frame draw:style-name="fr4" draw:name="Object4" text:anchor-type="as-char" svg:width="4.6008in" svg:height="0.53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><draw:frame draw:style-name="fr4" draw:name="Object17" text:anchor-type="as-char" svg:width="6.222in" svg:height="0.4402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Standard"><draw:frame draw:style-name="fr4" draw:name="Object18" text:anchor-type="as-char" svg:width="3.7291in" svg:height="0.183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><draw:frame draw:style-name="fr4" draw:name="Object19" text:anchor-type="as-char" svg:width="4.3339in" svg:height="0.440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>1.b)</text:p>
      <text:p text:style-name="Standard"><draw:frame draw:style-name="fr4" draw:name="Object20" text:anchor-type="as-char" svg:width="5.1228in" svg:height="0.490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Standard"><draw:frame draw:style-name="fr4" draw:name="Object21" text:anchor-type="as-char" svg:width="5.1291in" svg:height="0.53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Standard"><draw:frame draw:style-name="fr1" draw:name="graphics1" text:anchor-type="paragraph" svg:x="0in" svg:y="0.1382in" svg:width="6.9252in" svg:height="4.4437in" draw:z-index="22"><draw:image xlink:href="Pictures/2000022E00004D400000319328A36C7C.svm" xlink:type="simple" xlink:show="embed" xlink:actuate="onLoad"/></draw:frame>1.c)i.</text:p>
      <text:p text:style-name="Standard"><draw:frame draw:style-name="fr4" draw:name="Object22" text:anchor-type="as-char" svg:width="4.4736in" svg:height="0.2327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in" svg:y="0.1492in" svg:width="6.9252in" svg:height="5.1839in" draw:z-index="23"><draw:image xlink:href="Pictures/200002F700004D40000039D60DD5CDF4.svm" xlink:type="simple" xlink:show="embed" xlink:actuate="onLoad"/></draw:frame><text:soft-page-break/>1.c)ii.</text:p>
      <text:p text:style-name="Standard"><draw:frame draw:style-name="fr4" draw:name="Object23" text:anchor-type="as-char" svg:width="3.9807in" svg:height="0.2327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c)iii.</text:p>
      <text:p text:style-name="Standard"><draw:frame draw:style-name="fr4" draw:name="Object24" text:anchor-type="as-char" svg:width="6.8728in" svg:height="0.2146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Standard"><draw:frame draw:style-name="fr4" draw:name="Object28" text:anchor-type="as-char" svg:width="6.7091in" svg:height="0.2091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><draw:frame draw:style-name="fr4" draw:name="Object29" text:anchor-type="as-char" svg:width="6.8598in" svg:height="0.2335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><draw:frame draw:style-name="fr2" draw:name="graphics3" text:anchor-type="paragraph" svg:x="0in" svg:y="0.2071in" svg:width="6.9252in" svg:height="2.9201in" draw:z-index="29"><draw:image xlink:href="Pictures/2000014000004D40000023CEF28E22A8.svm" xlink:type="simple" xlink:show="embed" xlink:actuate="onLoad"/></draw:frame><draw:frame draw:style-name="fr4" draw:name="Object30" text:anchor-type="as-char" svg:width="6.9035in" svg:height="0.2075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><draw:frame draw:style-name="fr4" draw:name="Object31" text:anchor-type="as-char" svg:width="3.1193in" svg:height="0.2327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4" text:anchor-type="paragraph" svg:x="-0.0047in" svg:y="0.1689in" svg:width="6.9299in" svg:height="0.45in" draw:z-index="31"><draw:image xlink:href="Pictures/2000016800004D4000003193171A8D95.svm" xlink:type="simple" xlink:show="embed" xlink:actuate="onLoad"/></draw:frame></text:p>
      <text:p text:style-name="Standard"/>
      <text:p text:style-name="Standard"><text:soft-page-break/>1.c)iv.</text:p>
      <text:p text:style-name="Standard"><draw:frame draw:style-name="fr4" draw:name="Object25" text:anchor-type="as-char" svg:width="6.2772in" svg:height="0.4429in" draw:z-index="3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Standard"><draw:frame draw:style-name="fr4" draw:name="Object26" text:anchor-type="as-char" svg:width="4.2882in" svg:height="0.2335in" draw:z-index="3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Standard">1.c)v.</text:p>
      <text:p text:style-name="Standard"><draw:frame draw:style-name="fr1" draw:name="graphics5" text:anchor-type="paragraph" svg:x="0in" svg:y="0.0075in" svg:width="6.9252in" svg:height="3.7028in" draw:z-index="34"><draw:image xlink:href="Pictures/2000009100004D4000002950DFD5B8E9.svm" xlink:type="simple" xlink:show="embed" xlink:actuate="onLoad"/></draw:frame><draw:frame draw:style-name="fr4" draw:name="Object27" text:anchor-type="as-char" svg:width="3.2772in" svg:height="0.2327in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d)</text:p>
      <text:p text:style-name="Standard"><draw:frame draw:style-name="fr4" draw:name="Object32" text:anchor-type="as-char" svg:width="6.9811in" svg:height="0.248in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Standard"><draw:frame draw:style-name="fr1" draw:name="graphics6" text:anchor-type="paragraph" svg:x="0in" svg:y="0.1161in" svg:width="6.9252in" svg:height="4.4437in" draw:z-index="37"><draw:image xlink:href="Pictures/2000029100004D400000319349E9F1D5.svm" xlink:type="simple" xlink:show="embed" xlink:actuate="onLoad"/></draw:frame><draw:frame draw:style-name="fr4" draw:name="Object33" text:anchor-type="as-char" svg:width="5.7866in" svg:height="0.2327in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x="0in" svg:y="-0.3937in" svg:width="6.9252in" svg:height="3.7028in" draw:z-index="39"><draw:image xlink:href="Pictures/2000009100004D4000002950CD58A524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e)</text:p>
      <text:p text:style-name="Standard"><draw:frame draw:style-name="fr1" draw:name="graphics8" text:anchor-type="paragraph" svg:x="0in" svg:y="0.0161in" svg:width="6.9252in" svg:height="4.4437in" draw:z-index="40"><draw:image xlink:href="Pictures/2000018A00004D4000003193E58394AF.svm" xlink:type="simple" xlink:show="embed" xlink:actuate="onLoad"/></draw:frame><draw:frame draw:style-name="fr4" draw:name="Object34" text:anchor-type="as-char" svg:width="4.3626in" svg:height="0.4429in" draw:z-index="4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Object35" text:anchor-type="as-char" svg:width="2.9673in" svg:height="0.2098in" draw:z-index="4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Standard">1.f)i.</text:p>
      <text:p text:style-name="Standard"><draw:frame draw:style-name="fr4" draw:name="Object36" text:anchor-type="as-char" svg:width="6.7957in" svg:height="0.2327in" draw:z-index="4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Standard"><draw:frame draw:style-name="fr4" draw:name="Object37" text:anchor-type="as-char" svg:width="6.5409in" svg:height="0.2091in" draw:z-index="4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><draw:frame draw:style-name="fr4" draw:name="Object38" text:anchor-type="as-char" svg:width="6.6972in" svg:height="0.1839in" draw:z-index="4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><draw:frame draw:style-name="fr4" draw:name="Object39" text:anchor-type="as-char" svg:width="6.7819in" svg:height="0.1839in" draw:z-index="4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><draw:frame draw:style-name="fr4" draw:name="Object40" text:anchor-type="as-char" svg:width="6.6457in" svg:height="0.1839in" draw:z-index="4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Standard"><draw:frame draw:style-name="fr1" draw:name="graphics9" text:anchor-type="paragraph" svg:x="0in" svg:y="-0.1752in" svg:width="6.9252in" svg:height="4.4437in" draw:z-index="48"><draw:image xlink:href="Pictures/2000030400004D40000031938D09FA5A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0" text:anchor-type="paragraph" svg:x="0in" svg:y="0.0516in" svg:width="6.9252in" svg:height="3.7028in" draw:z-index="49"><draw:image xlink:href="Pictures/2000013B00004D4000002950739A7C48.svm" xlink:type="simple" xlink:show="embed" xlink:actuate="onLoad"/></draw:frame>1.f)ii.</text:p>
      <text:p text:style-name="Standard"><draw:frame draw:style-name="fr4" draw:name="Object41" text:anchor-type="as-char" svg:width="2.7173in" svg:height="0.1839in" draw:z-index="5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g)i.</text:p>
      <text:p text:style-name="Standard"><draw:frame draw:style-name="fr4" draw:name="Object45" text:anchor-type="as-char" svg:width="6.6425in" svg:height="0.2327in" draw:z-index="5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Standard"><draw:frame draw:style-name="fr4" draw:name="Object42" text:anchor-type="as-char" svg:width="6.8083in" svg:height="0.4429in" draw:z-index="5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Standard"><draw:frame draw:style-name="fr4" draw:name="Object43" text:anchor-type="as-char" svg:width="6.5957in" svg:height="0.248in" draw:z-index="5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Standard"/>
      <text:p text:style-name="Standard"/>
      <text:p text:style-name="Standard"><draw:frame draw:style-name="fr1" draw:name="graphics11" text:anchor-type="paragraph" svg:x="0in" svg:y="-0.1752in" svg:width="6.9252in" svg:height="3.7028in" draw:z-index="54"><draw:image xlink:href="Pictures/200000E800004D400000295009675059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g)ii.</text:p>
      <text:p text:style-name="Standard"><draw:frame draw:style-name="fr4" draw:name="Object44" text:anchor-type="as-char" svg:width="6.7728in" svg:height="0.248in" draw:z-index="5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Standard"><draw:frame draw:style-name="fr4" draw:name="Object46" text:anchor-type="as-char" svg:width="6.461in" svg:height="0.248in" draw:z-index="5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Standard"><draw:frame draw:style-name="fr4" draw:name="Object47" text:anchor-type="as-char" svg:width="6.7398in" svg:height="0.1839in" draw:z-index="5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Standard"><draw:frame draw:style-name="fr4" draw:name="Object48" text:anchor-type="as-char" svg:width="6.4583in" svg:height="0.1839in" draw:z-index="5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Standard"><draw:frame draw:style-name="fr4" draw:name="Object49" text:anchor-type="as-char" svg:width="5.5571in" svg:height="0.1839in" draw:z-index="5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Standard"/>
      <text:p text:style-name="Standard">2.</text:p>
      <text:p text:style-name="Standard"><draw:frame draw:style-name="fr4" draw:name="Object13" text:anchor-type="as-char" svg:width="1.1028in" svg:height="0.209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><draw:frame draw:style-name="fr4" draw:name="Object5" text:anchor-type="as-char" svg:width="2.8744in" svg:height="0.2772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><draw:frame draw:style-name="fr4" draw:name="Object14" text:anchor-type="as-char" svg:width="2.0602in" svg:height="0.711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Standard"><draw:frame draw:style-name="fr4" draw:name="Object15" text:anchor-type="as-char" svg:width="3.5319in" svg:height="0.7547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><draw:frame draw:style-name="fr4" draw:name="Object16" text:anchor-type="as-char" svg:width="2.9571in" svg:height="0.24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Standard"><draw:frame draw:style-name="fr4" draw:name="Object6" text:anchor-type="as-char" svg:width="0.9209in" svg:height="0.2091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<draw:frame draw:style-name="fr4" draw:name="Object7" text:anchor-type="as-char" svg:width="4.7937in" svg:height="0.277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><draw:frame draw:style-name="fr4" draw:name="Object9" text:anchor-type="as-char" svg:width="4.7811in" svg:height="0.2772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><draw:frame draw:style-name="fr4" draw:name="Object10" text:anchor-type="as-char" svg:width="3.8953in" svg:height="0.232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><draw:frame draw:style-name="fr4" draw:name="Object11" text:anchor-type="as-char" svg:width="4.4402in" svg:height="0.277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4" draw:name="Object12" text:anchor-type="as-char" svg:width="3.0701in" svg:height="0.277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><draw:frame draw:style-name="fr4" draw:name="Object51" text:anchor-type="as-char" svg:width="2.2862in" svg:height="0.2772in" draw:z-index="61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Standard"><draw:frame draw:style-name="fr4" draw:name="Object50" text:anchor-type="as-char" svg:width="5.8327in" svg:height="0.2327in" draw:z-index="6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Standard"><text:soft-page-break/><draw:frame draw:style-name="fr4" draw:name="Object52" text:anchor-type="as-char" svg:width="1.5945in" svg:height="0.2327in" draw:z-index="62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><draw:frame draw:style-name="fr4" draw:name="Object53" text:anchor-type="as-char" svg:width="6.4744in" svg:height="1.089in" draw:z-index="6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Standard"><draw:frame draw:style-name="fr4" draw:name="Object54" text:anchor-type="as-char" svg:width="6.4138in" svg:height="1.089in" draw:z-index="6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Standard"><draw:frame draw:style-name="fr4" draw:name="Object55" text:anchor-type="as-char" svg:width="6.3402in" svg:height="1.0362in" draw:z-index="6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Standard"><draw:frame draw:style-name="fr4" draw:name="Object56" text:anchor-type="as-char" svg:width="6.0909in" svg:height="0.2327in" draw:z-index="6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><draw:frame draw:style-name="fr4" draw:name="Object57" text:anchor-type="as-char" svg:width="5.1866in" svg:height="0.2327in" draw:z-index="6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Standard"><draw:frame draw:style-name="fr4" draw:name="Object58" text:anchor-type="as-char" svg:width="5.4835in" svg:height="1.0362in" draw:z-index="6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4" draw:name="Object59" text:anchor-type="as-char" svg:width="6.8681in" svg:height="0.2327in" draw:z-index="69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Standard"><draw:frame draw:style-name="fr4" draw:name="Object60" text:anchor-type="as-char" svg:width="4.8937in" svg:height="0.2327in" draw:z-index="7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Standard"><draw:frame draw:style-name="fr4" draw:name="Object61" text:anchor-type="as-char" svg:width="4.5154in" svg:height="0.2327in" draw:z-index="7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Standard"><draw:frame draw:style-name="fr4" draw:name="Object62" text:anchor-type="as-char" svg:width="5.6508in" svg:height="0.2327in" draw:z-index="7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Standard"><draw:frame draw:style-name="fr4" draw:name="Object63" text:anchor-type="as-char" svg:width="4.7799in" svg:height="0.2327in" draw:z-index="73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Standard"><draw:frame draw:style-name="fr4" draw:name="Object64" text:anchor-type="as-char" svg:width="3.8819in" svg:height="0.2327in" draw:z-index="74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Standard"><draw:frame draw:style-name="fr4" draw:name="Object65" text:anchor-type="as-char" svg:width="6.6543in" svg:height="0.2327in" draw:z-index="75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Standard"><draw:frame draw:style-name="fr4" draw:name="Object66" text:anchor-type="as-char" svg:width="6.8917in" svg:height="0.2091in" draw:z-index="76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Standard"><draw:frame draw:style-name="fr4" draw:name="Object67" text:anchor-type="as-char" svg:width="6.6673in" svg:height="0.1839in" draw:z-index="77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Standard"><draw:frame draw:style-name="fr4" draw:name="Object68" text:anchor-type="as-char" svg:width="6.6354in" svg:height="0.1839in" draw:z-index="78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Standard"><draw:frame draw:style-name="fr4" draw:name="Object69" text:anchor-type="as-char" svg:width="6.6799in" svg:height="0.1839in" draw:z-index="79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Standard"><draw:frame draw:style-name="fr5" draw:name="Object70" text:anchor-type="as-char" svg:y="0in" svg:width="6.6717in" svg:height="0.2327in" draw:z-index="80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Standard"><draw:frame draw:style-name="fr4" draw:name="Object71" text:anchor-type="as-char" svg:width="6.2508in" svg:height="0.2091in" draw:z-index="81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Standard"><draw:frame draw:style-name="fr4" draw:name="Object72" text:anchor-type="as-char" svg:width="3.4165in" svg:height="0.2327in" draw:z-index="82"><draw:object xlink:href="./Object 72" xlink:type="simple" xlink:show="embed" xlink:actuate="onLoad"/><draw:image xlink:href="./ObjectReplacements/Object 7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Kelman</meta:initial-creator>
    <meta:creation-date>2010-02-02T13:28:01.46</meta:creation-date>
    <dc:date>2010-04-15T03:00:28.58</dc:date>
    <dc:creator>Tony Kelman</dc:creator>
    <meta:editing-duration>PT226H27M53S</meta:editing-duration>
    <meta:editing-cycles>363</meta:editing-cycles>
    <meta:generator>OpenOffice.org/3.2$Win32 OpenOffice.org_project/320m12$Build-9483</meta:generator>
    <meta:printed-by>Tony Kelman</meta:printed-by>
    <meta:print-date>2010-04-15T02:54:09.50</meta:print-date>
    <meta:document-statistic meta:table-count="0" meta:image-count="11" meta:object-count="72" meta:page-count="7" meta:paragraph-count="88" meta:word-count="21" meta:character-count="180"/>
  </office:meta>
</office:document-meta>
</file>

<file path=Object 1/content.xml><?xml version="1.0" encoding="utf-8"?>
<math xmlns="http://www.w3.org/1998/Math/MathML">
  <semantics>
    <mrow>
      <msub>
        <mi>G</mi>
        <mi mathvariant="italic">PA</mi>
      </msub>
      <mrow>
        <mrow>
          <mo stretchy="false">(</mo>
          <mi>s</mi>
          <mo stretchy="false">)</mo>
        </mrow>
        <mi mathvariant="normal">=</mi>
        <msub>
          <mi>G</mi>
          <mi>p</mi>
        </msub>
      </mrow>
      <mrow>
        <mo stretchy="false">(</mo>
        <mi>s</mi>
        <mo stretchy="false">)</mo>
      </mrow>
      <mfenced open="" close="">
        <mfrac>
          <mrow>
            <msub>
              <mo stretchy="false">ω</mo>
              <mi>r</mi>
            </msub>
            <mrow>
              <mo stretchy="false">(</mo>
              <mrow>
                <msub>
                  <mo stretchy="false">ζ</mo>
                  <mi>r</mi>
                </msub>
                <mrow>
                  <mi>s</mi>
                  <mo stretchy="false">+</mo>
                  <msub>
                    <mo stretchy="false">ω</mo>
                    <mi>r</mi>
                  </msub>
                </mrow>
              </mrow>
              <mo stretchy="false">)</mo>
            </mrow>
          </mrow>
          <mrow>
            <mrow>
              <msup>
                <mi>s</mi>
                <mn>2</mn>
              </msup>
              <mo stretchy="false">+</mo>
              <mn>2</mn>
            </mrow>
            <msub>
              <mo stretchy="false">ζ</mo>
              <mi>r</mi>
            </msub>
            <msub>
              <mo stretchy="false">ω</mo>
              <mi>r</mi>
            </msub>
            <mrow>
              <mi>s</mi>
              <mo stretchy="false">+</mo>
              <msubsup>
                <mo stretchy="false">ω</mo>
                <mi>r</mi>
                <mn>2</mn>
              </msubsup>
            </mrow>
          </mrow>
        </mfrac>
      </mfenced>
      <mfenced open="" close="">
        <mfrac>
          <mrow>
            <msubsup>
              <mo stretchy="false">ω</mo>
              <mi>t</mi>
              <mn>2</mn>
            </msubsup>
            <mrow>
              <mo stretchy="false">(</mo>
              <mrow>
                <mrow>
                  <msup>
                    <mi>s</mi>
                    <mn>2</mn>
                  </msup>
                  <mo stretchy="false">+</mo>
                  <mn>2</mn>
                </mrow>
                <msub>
                  <mo stretchy="false">ζ</mo>
                  <mi>t</mi>
                </msub>
                <msub>
                  <mo stretchy="false">ω</mo>
                  <mi>n</mi>
                </msub>
                <mrow>
                  <mi>s</mi>
                  <mo stretchy="false">+</mo>
                  <msubsup>
                    <mo stretchy="false">ω</mo>
                    <mi>n</mi>
                    <mn>2</mn>
                  </msubsup>
                </mrow>
              </mrow>
              <mo stretchy="false">)</mo>
            </mrow>
          </mrow>
          <mrow>
            <msubsup>
              <mo stretchy="false">ω</mo>
              <mi>n</mi>
              <mn>2</mn>
            </msubsup>
            <mrow>
              <mo stretchy="false">(</mo>
              <mrow>
                <mrow>
                  <msup>
                    <mi>s</mi>
                    <mn>2</mn>
                  </msup>
                  <mo stretchy="false">+</mo>
                  <mn>2</mn>
                </mrow>
                <msub>
                  <mo stretchy="false">ζ</mo>
                  <mi>t</mi>
                </msub>
                <msub>
                  <mo stretchy="false">ω</mo>
                  <mi>t</mi>
                </msub>
                <mrow>
                  <mi>s</mi>
                  <mo stretchy="false">+</mo>
                  <msubsup>
                    <mo stretchy="false">ω</mo>
                    <mi>t</mi>
                    <mn>2</mn>
                  </msubsup>
                </mrow>
              </mrow>
              <mo stretchy="false">)</mo>
            </mrow>
          </mrow>
        </mfrac>
      </mfenced>
    </mrow>
    <annotation encoding="StarMath 5.0">G_PA(s) = G_p(s) left ( {%omega_r (%zeta_r s + %omega_r)} over {s^2 + 2 %zeta_r %omega_r s + %omega_r^2} right ) left ( {%omega_t^2 (s^2 + 2 %zeta_t %omega_n s + %omega_n^2)} over {%omega_n^2 (s^2 + 2 %zeta_t %omega_t s + %omega_t^2)} right )</annotation>
  </semantics>
</math>
</file>

<file path=Object 10/content.xml><?xml version="1.0" encoding="utf-8"?>
<math xmlns="http://www.w3.org/1998/Math/MathML">
  <semantics>
    <mrow>
      <mtext>We want the middle term </mtext>
      <mrow>
        <mrow>
          <mo stretchy="false">(</mo>
          <mrow>
            <mrow>
              <msub>
                <mi>N</mi>
                <mi>e</mi>
              </msub>
              <mi mathvariant="normal">−</mi>
              <msup>
                <mi>L</mi>
                <mi>T</mi>
              </msup>
            </mrow>
            <msub>
              <mi>R</mi>
              <mi>e</mi>
            </msub>
          </mrow>
          <mo stretchy="false">)</mo>
        </mrow>
        <mi mathvariant="normal">=</mi>
        <mn>0,</mn>
      </mrow>
      <mtext> so </mtext>
      <mrow>
        <mi>L</mi>
        <mi mathvariant="normal">=</mi>
        <msubsup>
          <mi>R</mi>
          <mi>e</mi>
          <mrow>
            <mi mathvariant="normal">−</mi>
            <mn>1</mn>
          </mrow>
        </msubsup>
      </mrow>
      <msubsup>
        <mi>N</mi>
        <mi>e</mi>
        <mi>T</mi>
      </msubsup>
    </mrow>
    <annotation encoding="StarMath 5.0">"We want the middle term " (N_e - L^T R_e) = 0, " so " L = R_e^-1 N_e^T</annotation>
  </semantics>
</math>
</file>

<file path=Object 11/content.xml><?xml version="1.0" encoding="utf-8"?>
<math xmlns="http://www.w3.org/1998/Math/MathML">
  <semantics>
    <mrow>
      <mrow>
        <mi>J</mi>
        <mi mathvariant="normal">=</mi>
        <mrow>
          <msubsup>
            <mi mathvariant="normal">∫</mi>
            <mn>0</mn>
            <mi mathvariant="normal">∞</mi>
          </msubsup>
          <mrow>
            <mi stretchy="false" mathvariant="normal">{</mi>
            <mrow>
              <msubsup>
                <mi>x</mi>
                <mi>e</mi>
                <mi>T</mi>
              </msubsup>
              <mrow>
                <mo stretchy="false">(</mo>
                <mrow>
                  <msubsup>
                    <mi>C</mi>
                    <mi>e</mi>
                    <mi>T</mi>
                  </msubsup>
                  <mrow>
                    <msub>
                      <mi>C</mi>
                      <mi>e</mi>
                    </msub>
                    <mi mathvariant="normal">−</mi>
                    <mn>2</mn>
                  </mrow>
                  <msub>
                    <mi>N</mi>
                    <mi>e</mi>
                  </msub>
                  <msubsup>
                    <mi>R</mi>
                    <mi>e</mi>
                    <mrow>
                      <mi mathvariant="normal">−</mi>
                      <mn>1</mn>
                    </mrow>
                  </msubsup>
                  <mrow>
                    <msubsup>
                      <mi>N</mi>
                      <mi>e</mi>
                      <mi>T</mi>
                    </msubsup>
                    <mo stretchy="false">+</mo>
                    <msub>
                      <mi>N</mi>
                      <mi>e</mi>
                    </msub>
                  </mrow>
                  <msubsup>
                    <mi>R</mi>
                    <mi>e</mi>
                    <mrow>
                      <mi mathvariant="normal">−</mi>
                      <mn>1</mn>
                    </mrow>
                  </msubsup>
                  <msub>
                    <mi>R</mi>
                    <mi>e</mi>
                  </msub>
                  <msubsup>
                    <mi>R</mi>
                    <mi>e</mi>
                    <mrow>
                      <mi mathvariant="normal">−</mi>
                      <mn>1</mn>
                    </mrow>
                  </msubsup>
                  <msubsup>
                    <mi>N</mi>
                    <mi>e</mi>
                    <mi>T</mi>
                  </msubsup>
                </mrow>
                <mo stretchy="false">)</mo>
              </mrow>
              <mrow>
                <msub>
                  <mi>x</mi>
                  <mi>e</mi>
                </msub>
                <mo stretchy="false">+</mo>
                <msup>
                  <mi>v</mi>
                  <mi>T</mi>
                </msup>
              </mrow>
              <msub>
                <mi>R</mi>
                <mi>e</mi>
              </msub>
              <mi>v</mi>
            </mrow>
            <mi stretchy="false" mathvariant="normal">}</mi>
          </mrow>
        </mrow>
      </mrow>
      <mi mathvariant="italic">dt</mi>
    </mrow>
    <annotation encoding="StarMath 5.0">J = int_0^infinity lbrace x_e^T (C_e^T C_e - 2 N_e R_e^-1 N_e^T + N_e R_e^-1 R_e R_e^-1 N_e^T) x_e + v^T R_e v rbrace dt</annotation>
  </semantics>
</math>
</file>

<file path=Object 12/content.xml><?xml version="1.0" encoding="utf-8"?>
<math xmlns="http://www.w3.org/1998/Math/MathML">
  <semantics>
    <mrow>
      <mrow>
        <mi>J</mi>
        <mi mathvariant="normal">=</mi>
        <mrow>
          <msubsup>
            <mi mathvariant="normal">∫</mi>
            <mn>0</mn>
            <mi mathvariant="normal">∞</mi>
          </msubsup>
          <mrow>
            <mi stretchy="false" mathvariant="normal">{</mi>
            <mrow>
              <msubsup>
                <mi>x</mi>
                <mi>e</mi>
                <mi>T</mi>
              </msubsup>
              <mrow>
                <mo stretchy="false">(</mo>
                <mrow>
                  <msubsup>
                    <mi>C</mi>
                    <mi>e</mi>
                    <mi>T</mi>
                  </msubsup>
                  <mrow>
                    <msub>
                      <mi>C</mi>
                      <mi>e</mi>
                    </msub>
                    <mi mathvariant="normal">−</mi>
                    <msub>
                      <mi>N</mi>
                      <mi>e</mi>
                    </msub>
                  </mrow>
                  <msubsup>
                    <mi>R</mi>
                    <mi>e</mi>
                    <mrow>
                      <mi mathvariant="normal">−</mi>
                      <mn>1</mn>
                    </mrow>
                  </msubsup>
                  <msubsup>
                    <mi>N</mi>
                    <mi>e</mi>
                    <mi>T</mi>
                  </msubsup>
                </mrow>
                <mo stretchy="false">)</mo>
              </mrow>
              <mrow>
                <msub>
                  <mi>x</mi>
                  <mi>e</mi>
                </msub>
                <mo stretchy="false">+</mo>
                <msup>
                  <mi>v</mi>
                  <mi>T</mi>
                </msup>
              </mrow>
              <msub>
                <mi>R</mi>
                <mi>e</mi>
              </msub>
              <mi>v</mi>
            </mrow>
            <mi stretchy="false" mathvariant="normal">}</mi>
          </mrow>
        </mrow>
      </mrow>
      <mi mathvariant="italic">dt</mi>
    </mrow>
    <annotation encoding="StarMath 5.0">J = int_0^infinity lbrace x_e^T (C_e^T C_e - N_e R_e^-1 N_e^T) x_e + v^T R_e v rbrace dt</annotation>
  </semantics>
</math>
</file>

<file path=Object 13/content.xml><?xml version="1.0" encoding="utf-8"?>
<math xmlns="http://www.w3.org/1998/Math/MathML">
  <semantics>
    <mrow>
      <mrow>
        <mover accent="true">
          <msub>
            <mi>x</mi>
            <mi>e</mi>
          </msub>
          <mi mathvariant="normal">˙</mi>
        </mover>
        <mi mathvariant="normal">=</mi>
        <msub>
          <mi>A</mi>
          <mi>e</mi>
        </msub>
      </mrow>
      <mrow>
        <msub>
          <mi>x</mi>
          <mi>e</mi>
        </msub>
        <mo stretchy="false">+</mo>
        <msub>
          <mi>B</mi>
          <mi>e</mi>
        </msub>
      </mrow>
      <mi>u</mi>
    </mrow>
    <annotation encoding="StarMath 5.0">dot x_e = A_e x_e + B_e u</annotation>
  </semantics>
</math>
</file>

<file path=Object 14/content.xml><?xml version="1.0" encoding="utf-8"?>
<math xmlns="http://www.w3.org/1998/Math/MathML">
  <semantics>
    <mrow>
      <mrow>
        <msub>
          <mi>A</mi>
          <mi>e</mi>
        </msub>
        <mi mathvariant="normal">=</mi>
        <mfenced open="[" close="]">
          <mtable>
            <mtr>
              <mtd>
                <mi>A</mi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n>1</mn>
                </msub>
              </mtd>
              <mtd>
                <msub>
                  <mi>A</mi>
                  <mn>1</mn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2</mn>
                </msub>
              </mtd>
            </mtr>
          </mtable>
        </mfenced>
      </mrow>
      <mi>,</mi>
      <mi/>
      <mrow>
        <msub>
          <mi>B</mi>
          <mi>e</mi>
        </msub>
        <mi mathvariant="normal">=</mi>
        <mfenced open="[" close="]">
          <mtable>
            <mtr>
              <mtd>
                <mi>B</mi>
              </mtd>
            </mtr>
            <mtr>
              <mtd>
                <mn>0</mn>
              </mtd>
            </mtr>
            <mtr>
              <mtd>
                <msub>
                  <mi>B</mi>
                  <mn>2</mn>
                </msub>
              </mtd>
            </mtr>
          </mtable>
        </mfenced>
      </mrow>
    </mrow>
    <annotation encoding="StarMath 5.0">A_e = left [ matrix { A # 0 # 0 ## B_1 # A_1 # 0 ## 0 # 0 # A_2 } right ] ,` B_e = left [ matrix { B ## 0 ## B_2 } right ]</annotation>
  </semantics>
</math>
</file>

<file path=Object 15/content.xml><?xml version="1.0" encoding="utf-8"?>
<math xmlns="http://www.w3.org/1998/Math/MathML">
  <semantics>
    <mrow>
      <mrow>
        <msub>
          <mi>C</mi>
          <mi>e</mi>
        </msub>
        <mi mathvariant="normal">=</mi>
        <mfenced open="[" close="]">
          <mtable>
            <mtr>
              <mtd>
                <mrow>
                  <msub>
                    <mi>D</mi>
                    <mi>r</mi>
                  </msub>
                  <mi>C</mi>
                </mrow>
              </mtd>
              <mtd>
                <msub>
                  <mi>C</mi>
                  <mi>r</mi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D</mi>
                  <mn>1</mn>
                </msub>
              </mtd>
              <mtd>
                <mn>0</mn>
              </mtd>
              <mtd>
                <msub>
                  <mi>C</mi>
                  <mn>1</mn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sqrt>
                    <mo stretchy="false">ρ</mo>
                  </msqrt>
                  <msub>
                    <mi>C</mi>
                    <mn>2</mn>
                  </msub>
                </mrow>
              </mtd>
            </mtr>
          </mtable>
        </mfenced>
      </mrow>
      <mi mathvariant="normal">=</mi>
      <mfenced open="[" close="]">
        <mtable>
          <mtr>
            <mtd>
              <mtext/>
            </mtd>
            <mtd>
              <msub>
                <mi>C</mi>
                <mi>q</mi>
              </msub>
            </mtd>
            <mtd>
              <mtext/>
            </mtd>
            <mtd>
              <mtext/>
            </mtd>
          </mtr>
          <mtr>
            <mtd>
              <mn>0</mn>
            </mtd>
            <mtd>
              <mn>0</mn>
            </mtd>
            <mtd>
              <mn>0</mn>
            </mtd>
            <mtd>
              <mrow>
                <msqrt>
                  <mo stretchy="false">ρ</mo>
                </msqrt>
                <msub>
                  <mi>C</mi>
                  <mn>2</mn>
                </msub>
              </mrow>
            </mtd>
          </mtr>
        </mtable>
      </mfenced>
    </mrow>
    <annotation encoding="StarMath 5.0">C_e = left [ matrix { D_r C # C_r # 0 # 0 ## D_1 # 0 # C_1 # 0 ## 0 # 0 # 0 # sqrt{%rho} C_2 } right ] = left [ matrix { "" # C_q # "" # "" ## 0 # 0 # 0 # sqrt{%rho} C_2 } right ]</annotation>
  </semantics>
</math>
</file>

<file path=Object 16/content.xml><?xml version="1.0" encoding="utf-8"?>
<math xmlns="http://www.w3.org/1998/Math/MathML">
  <semantics>
    <mrow>
      <mrow>
        <msubsup>
          <mi>N</mi>
          <mi>e</mi>
          <mi>T</mi>
        </msubsup>
        <mi mathvariant="normal">=</mi>
        <mrow>
          <mi stretchy="false" mathvariant="normal">[</mi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ρ</mo>
                  <msubsup>
                    <mi>D</mi>
                    <mn>2</mn>
                    <mi>T</mi>
                  </msubsup>
                  <msub>
                    <mi>C</mi>
                    <mn>2</mn>
                  </msub>
                </mrow>
              </mtd>
            </mtr>
          </mtable>
          <mi stretchy="false" mathvariant="normal">]</mi>
        </mrow>
      </mrow>
      <mi>,</mi>
      <mi/>
      <mrow>
        <msub>
          <mi>R</mi>
          <mi>e</mi>
        </msub>
        <mi mathvariant="normal">=</mi>
        <mo stretchy="false">ρ</mo>
      </mrow>
      <msubsup>
        <mi>D</mi>
        <mn>2</mn>
        <mi>T</mi>
      </msubsup>
      <mrow>
        <msub>
          <mi>D</mi>
          <mn>2</mn>
        </msub>
        <mo stretchy="false">&gt;</mo>
        <mn>0</mn>
      </mrow>
    </mrow>
    <annotation encoding="StarMath 5.0">N_e^T = [ matrix { 0 # 0 # 0 # %rho D_2^T C_2 } ] ,` R_e = %rho D_2^T D_2 &gt; 0</annotation>
  </semantics>
</math>
</file>

<file path=Object 17/content.xml><?xml version="1.0" encoding="utf-8"?>
<math xmlns="http://www.w3.org/1998/Math/MathML">
  <semantics>
    <mrow>
      <mo stretchy="false">Δ</mo>
      <mrow>
        <mrow>
          <mo stretchy="false">(</mo>
          <mi>s</mi>
          <mo stretchy="false">)</mo>
        </mrow>
        <mi mathvariant="normal">=</mi>
        <mfrac>
          <mrow>
            <mrow>
              <mi mathvariant="normal">−</mi>
              <mn>100</mn>
            </mrow>
            <mrow>
              <msup>
                <mi>s</mi>
                <mn>6</mn>
              </msup>
              <mi mathvariant="normal">−</mi>
              <mn>6162</mn>
            </mrow>
            <mrow>
              <msup>
                <mi>s</mi>
                <mn>5</mn>
              </msup>
              <mi mathvariant="normal">−</mi>
              <mrow>
                <mn>1.207</mn>
                <mi mathvariant="normal">⋅</mi>
                <msup>
                  <mn>10</mn>
                  <mn>8</mn>
                </msup>
              </mrow>
            </mrow>
            <mrow>
              <msup>
                <mi>s</mi>
                <mn>4</mn>
              </msup>
              <mi mathvariant="normal">−</mi>
              <mrow>
                <mn>3.466</mn>
                <mi mathvariant="normal">⋅</mi>
                <msup>
                  <mn>10</mn>
                  <mn>9</mn>
                </msup>
              </mrow>
            </mrow>
            <mrow>
              <msup>
                <mi>s</mi>
                <mn>3</mn>
              </msup>
              <mi mathvariant="normal">−</mi>
              <mrow>
                <mn>3.695</mn>
                <mi mathvariant="normal">⋅</mi>
                <msup>
                  <mn>10</mn>
                  <mn>10</mn>
                </msup>
              </mrow>
            </mrow>
            <mrow>
              <msup>
                <mi>s</mi>
                <mn>2</mn>
              </msup>
              <mi mathvariant="normal">−</mi>
              <mrow>
                <mn>1.76</mn>
                <mi mathvariant="normal">⋅</mi>
                <msup>
                  <mn>10</mn>
                  <mn>11</mn>
                </msup>
              </mrow>
            </mrow>
            <mrow>
              <mi>s</mi>
              <mi mathvariant="normal">−</mi>
              <mn>4</mn>
            </mrow>
          </mrow>
          <mrow>
            <mn>100</mn>
            <mrow>
              <msup>
                <mi>s</mi>
                <mn>6</mn>
              </msup>
              <mo stretchy="false">+</mo>
              <mn>8014</mn>
            </mrow>
            <mrow>
              <msup>
                <mi>s</mi>
                <mn>5</mn>
              </msup>
              <mo stretchy="false">+</mo>
              <mrow>
                <mn>2.442</mn>
                <mi mathvariant="normal">⋅</mi>
                <msup>
                  <mn>10</mn>
                  <mn>8</mn>
                </msup>
              </mrow>
            </mrow>
            <mrow>
              <msup>
                <mi>s</mi>
                <mn>4</mn>
              </msup>
              <mo stretchy="false">+</mo>
              <mrow>
                <mn>1.137</mn>
                <mi mathvariant="normal">⋅</mi>
                <msup>
                  <mn>10</mn>
                  <mn>10</mn>
                </msup>
              </mrow>
            </mrow>
            <mrow>
              <msup>
                <mi>s</mi>
                <mn>3</mn>
              </msup>
              <mo stretchy="false">+</mo>
              <mrow>
                <mn>1.441</mn>
                <mi mathvariant="normal">⋅</mi>
                <msup>
                  <mn>10</mn>
                  <mn>14</mn>
                </msup>
              </mrow>
            </mrow>
            <mrow>
              <msup>
                <mi>s</mi>
                <mn>2</mn>
              </msup>
              <mo stretchy="false">+</mo>
              <mrow>
                <mn>2.037</mn>
                <mi mathvariant="normal">⋅</mi>
                <msup>
                  <mn>10</mn>
                  <mn>15</mn>
                </msup>
              </mrow>
            </mrow>
            <mrow>
              <mi>s</mi>
              <mo stretchy="false">+</mo>
              <mrow>
                <mn>1.44</mn>
                <mi mathvariant="normal">⋅</mi>
                <msup>
                  <mn>10</mn>
                  <mn>16</mn>
                </msup>
              </mrow>
            </mrow>
          </mrow>
        </mfrac>
      </mrow>
    </mrow>
    <annotation encoding="StarMath 5.0">%DELTA(s) = {-100 s^6 - 6162 s^5 - 1.207 cdot 10^8 s^4 - 3.466 cdot 10^9 s^3 - 3.695 cdot 10^10 s^2 - 1.76 cdot 10^11 s - 4} over {100 s^6 + 8014 s^5 + 2.442 cdot 10^8 s^4 + 1.137 cdot 10^10 s^3 + 1.441 cdot 10^14 s^2 + 2.037 cdot 10^15 s + 1.44 cdot 10^16}</annotation>
  </semantics>
</math>
</file>

<file path=Object 18/content.xml><?xml version="1.0" encoding="utf-8"?>
<math xmlns="http://www.w3.org/1998/Math/MathML">
  <semantics>
    <mrow>
      <mrow>
        <mrow>
          <mtext>Noting the pole-zero cancellation at </mtext>
          <mi mathvariant="normal">−</mi>
          <mn>7.07</mn>
        </mrow>
        <mi mathvariant="normal">±</mi>
        <mn>7.0721</mn>
      </mrow>
      <mi>j</mi>
      <mi>,</mi>
      <mi/>
    </mrow>
    <annotation encoding="StarMath 5.0">"Noting the pole-zero cancellation at " -7.07 +- 7.0721 j ,`</annotation>
  </semantics>
</math>
</file>

<file path=Object 19/content.xml><?xml version="1.0" encoding="utf-8"?>
<math xmlns="http://www.w3.org/1998/Math/MathML">
  <semantics>
    <mrow>
      <mi>minreal</mi>
      <mrow>
        <mrow>
          <mo stretchy="false">(</mo>
          <mrow>
            <mo stretchy="false">Δ</mo>
            <mrow>
              <mo stretchy="false">(</mo>
              <mi>s</mi>
              <mo stretchy="false">)</mo>
            </mrow>
          </mrow>
          <mo stretchy="false">)</mo>
        </mrow>
        <mi mathvariant="normal">=</mi>
        <mfrac>
          <mrow>
            <mrow>
              <mrow>
                <mi mathvariant="normal">−</mi>
                <msup>
                  <mi>s</mi>
                  <mn>4</mn>
                </msup>
              </mrow>
              <mi mathvariant="normal">−</mi>
              <mn>47.48</mn>
            </mrow>
            <mrow>
              <msup>
                <mi>s</mi>
                <mn>3</mn>
              </msup>
              <mi mathvariant="normal">−</mi>
              <mrow>
                <mn>1.206</mn>
                <mi mathvariant="normal">⋅</mi>
                <msup>
                  <mn>10</mn>
                  <mn>6</mn>
                </msup>
              </mrow>
            </mrow>
            <mrow>
              <msup>
                <mi>s</mi>
                <mn>2</mn>
              </msup>
              <mi mathvariant="normal">−</mi>
              <mrow>
                <mn>1.76</mn>
                <mi mathvariant="normal">⋅</mi>
                <msup>
                  <mn>10</mn>
                  <mn>7</mn>
                </msup>
              </mrow>
            </mrow>
            <mi>s</mi>
          </mrow>
          <mrow>
            <mrow>
              <msup>
                <mi>s</mi>
                <mn>4</mn>
              </msup>
              <mo stretchy="false">+</mo>
              <mn>66</mn>
            </mrow>
            <mrow>
              <msup>
                <mi>s</mi>
                <mn>3</mn>
              </msup>
              <mo stretchy="false">+</mo>
              <mrow>
                <mn>2.441</mn>
                <mi mathvariant="normal">⋅</mi>
                <msup>
                  <mn>10</mn>
                  <mn>6</mn>
                </msup>
              </mrow>
            </mrow>
            <mrow>
              <msup>
                <mi>s</mi>
                <mn>2</mn>
              </msup>
              <mo stretchy="false">+</mo>
              <mrow>
                <mn>7.92</mn>
                <mi mathvariant="normal">⋅</mi>
                <msup>
                  <mn>10</mn>
                  <mn>7</mn>
                </msup>
              </mrow>
            </mrow>
            <mrow>
              <mi>s</mi>
              <mo stretchy="false">+</mo>
              <mrow>
                <mn>1.44</mn>
                <mi mathvariant="normal">⋅</mi>
                <msup>
                  <mn>10</mn>
                  <mn>12</mn>
                </msup>
              </mrow>
            </mrow>
          </mrow>
        </mfrac>
      </mrow>
    </mrow>
    <annotation encoding="StarMath 5.0">func minreal(%DELTA(s)) = {-s^4 - 47.48 s^3 - 1.206 cdot 10^6 s^2 - 1.76 cdot 10^7 s} over {s^4 + 66 s^3 + 2.441 cdot 10^6 s^2 + 7.92 cdot 10^7 s + 1.44 cdot 10^12}</annotation>
  </semantics>
</math>
</file>

<file path=Object 2/content.xml><?xml version="1.0" encoding="utf-8"?>
<math xmlns="http://www.w3.org/1998/Math/MathML">
  <semantics>
    <mrow>
      <mrow>
        <msub>
          <mo stretchy="false">ζ</mo>
          <mi>r</mi>
        </msub>
        <mi mathvariant="normal">=</mi>
        <mn>0.015,</mn>
      </mrow>
      <mi/>
      <mrow>
        <msub>
          <mo stretchy="false">ω</mo>
          <mi>r</mi>
        </msub>
        <mi mathvariant="normal">=</mi>
        <mn>1000</mn>
      </mrow>
      <mtext>rad/s, </mtext>
      <mrow>
        <msub>
          <mo stretchy="false">ζ</mo>
          <mi>t</mi>
        </msub>
        <mi mathvariant="normal">=</mi>
        <mn>0.015,</mn>
      </mrow>
      <mi/>
      <mrow>
        <msub>
          <mo stretchy="false">ω</mo>
          <mi>t</mi>
        </msub>
        <mi mathvariant="normal">=</mi>
        <mn>1200</mn>
      </mrow>
      <mtext>rad/s, </mtext>
      <mrow>
        <msub>
          <mo stretchy="false">ω</mo>
          <mi>n</mi>
        </msub>
        <mi mathvariant="normal">=</mi>
        <mn>0.9</mn>
      </mrow>
      <msub>
        <mo stretchy="false">ω</mo>
        <mi>t</mi>
      </msub>
    </mrow>
    <annotation encoding="StarMath 5.0">%zeta_r = 0.015,` %omega_r = 1000 "rad/s, " %zeta_t = 0.015,` %omega_t = 1200 "rad/s, " %omega_n = 0.9 %omega_t</annotation>
  </semantics>
</math>
</file>

<file path=Object 20/content.xml><?xml version="1.0" encoding="utf-8"?>
<math xmlns="http://www.w3.org/1998/Math/MathML">
  <semantics>
    <mrow>
      <msub>
        <mi>G</mi>
        <mi>a</mi>
      </msub>
      <mrow>
        <mrow>
          <mo stretchy="false">(</mo>
          <mi>s</mi>
          <mo stretchy="false">)</mo>
        </mrow>
        <mi mathvariant="normal">=</mi>
        <mfrac>
          <mn>1</mn>
          <mi>s</mi>
        </mfrac>
      </mrow>
      <mi>,</mi>
      <mi/>
      <msub>
        <mi>G</mi>
        <mi>e</mi>
      </msub>
      <mrow>
        <mrow>
          <mo stretchy="false">(</mo>
          <mi>s</mi>
          <mo stretchy="false">)</mo>
        </mrow>
        <mi mathvariant="normal">=</mi>
        <msub>
          <mi>G</mi>
          <mi>p</mi>
        </msub>
      </mrow>
      <mrow>
        <mo stretchy="false">(</mo>
        <mi>s</mi>
        <mo stretchy="false">)</mo>
      </mrow>
      <msub>
        <mi>G</mi>
        <mi>a</mi>
      </msub>
      <mrow>
        <mrow>
          <mrow>
            <mo stretchy="false">(</mo>
            <mi>s</mi>
            <mo stretchy="false">)</mo>
          </mrow>
          <mi mathvariant="normal">=</mi>
          <mfrac>
            <msubsup>
              <mo stretchy="false">ω</mo>
              <mi>b</mi>
              <mn>2</mn>
            </msubsup>
            <mrow>
              <mrow>
                <msup>
                  <mi>s</mi>
                  <mn>3</mn>
                </msup>
                <mo stretchy="false">+</mo>
                <mn>2</mn>
              </mrow>
              <msub>
                <mo stretchy="false">ζ</mo>
                <mi>b</mi>
              </msub>
              <msub>
                <mo stretchy="false">ω</mo>
                <mi>b</mi>
              </msub>
              <mrow>
                <msup>
                  <mi>s</mi>
                  <mn>2</mn>
                </msup>
                <mo stretchy="false">+</mo>
                <msubsup>
                  <mo stretchy="false">ω</mo>
                  <mi>b</mi>
                  <mn>2</mn>
                </msubsup>
              </mrow>
              <mi>s</mi>
            </mrow>
          </mfrac>
        </mrow>
        <mi mathvariant="normal">=</mi>
        <mfrac>
          <mn>100</mn>
          <mrow>
            <mrow>
              <msup>
                <mi>s</mi>
                <mn>3</mn>
              </msup>
              <mo stretchy="false">+</mo>
              <mn>14.14</mn>
            </mrow>
            <mrow>
              <msup>
                <mi>s</mi>
                <mn>2</mn>
              </msup>
              <mo stretchy="false">+</mo>
              <mn>100</mn>
            </mrow>
            <mi>s</mi>
          </mrow>
        </mfrac>
      </mrow>
    </mrow>
    <annotation encoding="StarMath 5.0">G_a(s) = 1 over s ,` G_e(s) = G_p(s) G_a(s) = %omega_b^2 over {s^3 + 2 %zeta_b %omega_b s^2 + %omega_b^2 s} = 100 over {s^3 + 14.14 s^2 + 100 s}</annotation>
  </semantics>
</math>
</file>

<file path=Object 21/content.xml><?xml version="1.0" encoding="utf-8"?>
<math xmlns="http://www.w3.org/1998/Math/MathML">
  <semantics>
    <mrow>
      <msub>
        <mi>G</mi>
        <mi mathvariant="italic">EA</mi>
      </msub>
      <mrow>
        <mrow>
          <mo stretchy="false">(</mo>
          <mi>s</mi>
          <mo stretchy="false">)</mo>
        </mrow>
        <mi mathvariant="normal">=</mi>
        <msub>
          <mi>G</mi>
          <mi mathvariant="italic">PA</mi>
        </msub>
      </mrow>
      <mrow>
        <mo stretchy="false">(</mo>
        <mi>s</mi>
        <mo stretchy="false">)</mo>
      </mrow>
      <msub>
        <mi>G</mi>
        <mi>a</mi>
      </msub>
      <mrow>
        <mrow>
          <mo stretchy="false">(</mo>
          <mi>s</mi>
          <mo stretchy="false">)</mo>
        </mrow>
        <mi mathvariant="normal">=</mi>
        <mfrac>
          <mrow>
            <msub>
              <mi>G</mi>
              <mi>p</mi>
            </msub>
            <mrow>
              <mo stretchy="false">(</mo>
              <mi>s</mi>
              <mo stretchy="false">)</mo>
            </mrow>
          </mrow>
          <mi>s</mi>
        </mfrac>
      </mrow>
      <mfenced open="" close="">
        <mfrac>
          <mrow>
            <msub>
              <mo stretchy="false">ω</mo>
              <mi>r</mi>
            </msub>
            <mrow>
              <mo stretchy="false">(</mo>
              <mrow>
                <msub>
                  <mo stretchy="false">ζ</mo>
                  <mi>r</mi>
                </msub>
                <mrow>
                  <mi>s</mi>
                  <mo stretchy="false">+</mo>
                  <msub>
                    <mo stretchy="false">ω</mo>
                    <mi>r</mi>
                  </msub>
                </mrow>
              </mrow>
              <mo stretchy="false">)</mo>
            </mrow>
          </mrow>
          <mrow>
            <mrow>
              <msup>
                <mi>s</mi>
                <mn>2</mn>
              </msup>
              <mo stretchy="false">+</mo>
              <mn>2</mn>
            </mrow>
            <msub>
              <mo stretchy="false">ζ</mo>
              <mi>r</mi>
            </msub>
            <msub>
              <mo stretchy="false">ω</mo>
              <mi>r</mi>
            </msub>
            <mrow>
              <mi>s</mi>
              <mo stretchy="false">+</mo>
              <msubsup>
                <mo stretchy="false">ω</mo>
                <mi>r</mi>
                <mn>2</mn>
              </msubsup>
            </mrow>
          </mrow>
        </mfrac>
      </mfenced>
      <mfenced open="" close="">
        <mfrac>
          <mrow>
            <msubsup>
              <mo stretchy="false">ω</mo>
              <mi>t</mi>
              <mn>2</mn>
            </msubsup>
            <mrow>
              <mo stretchy="false">(</mo>
              <mrow>
                <mrow>
                  <msup>
                    <mi>s</mi>
                    <mn>2</mn>
                  </msup>
                  <mo stretchy="false">+</mo>
                  <mn>2</mn>
                </mrow>
                <msub>
                  <mo stretchy="false">ζ</mo>
                  <mi>t</mi>
                </msub>
                <msub>
                  <mo stretchy="false">ω</mo>
                  <mi>n</mi>
                </msub>
                <mrow>
                  <mi>s</mi>
                  <mo stretchy="false">+</mo>
                  <msubsup>
                    <mo stretchy="false">ω</mo>
                    <mi>n</mi>
                    <mn>2</mn>
                  </msubsup>
                </mrow>
              </mrow>
              <mo stretchy="false">)</mo>
            </mrow>
          </mrow>
          <mrow>
            <msubsup>
              <mo stretchy="false">ω</mo>
              <mi>n</mi>
              <mn>2</mn>
            </msubsup>
            <mrow>
              <mo stretchy="false">(</mo>
              <mrow>
                <mrow>
                  <msup>
                    <mi>s</mi>
                    <mn>2</mn>
                  </msup>
                  <mo stretchy="false">+</mo>
                  <mn>2</mn>
                </mrow>
                <msub>
                  <mo stretchy="false">ζ</mo>
                  <mi>t</mi>
                </msub>
                <msub>
                  <mo stretchy="false">ω</mo>
                  <mi>t</mi>
                </msub>
                <mrow>
                  <mi>s</mi>
                  <mo stretchy="false">+</mo>
                  <msubsup>
                    <mo stretchy="false">ω</mo>
                    <mi>t</mi>
                    <mn>2</mn>
                  </msubsup>
                </mrow>
              </mrow>
              <mo stretchy="false">)</mo>
            </mrow>
          </mrow>
        </mfrac>
      </mfenced>
    </mrow>
    <annotation encoding="StarMath 5.0">G_EA(s) = G_PA(s) G_a(s) = {G_p(s)} over s left ( {%omega_r (%zeta_r s + %omega_r)} over {s^2 + 2 %zeta_r %omega_r s + %omega_r^2} right ) left ( {%omega_t^2 (s^2 + 2 %zeta_t %omega_n s + %omega_n^2)} over {%omega_n^2 (s^2 + 2 %zeta_t %omega_t s + %omega_t^2)} right )</annotation>
  </semantics>
</math>
</file>

<file path=Object 22/content.xml><?xml version="1.0" encoding="utf-8"?>
<math xmlns="http://www.w3.org/1998/Math/MathML">
  <semantics>
    <mrow>
      <mrow>
        <mi>W</mi>
        <mi mathvariant="normal">=</mi>
        <mn>1,</mn>
      </mrow>
      <mi/>
      <mrow>
        <mi>V</mi>
        <mi mathvariant="normal">=</mi>
        <msup>
          <mo stretchy="false">μ</mo>
          <mn>2</mn>
        </msup>
      </mrow>
      <mi>,</mi>
      <mi/>
      <mrow>
        <msub>
          <mi>B</mi>
          <mi>w</mi>
        </msub>
        <mi mathvariant="normal">=</mi>
        <msub>
          <mi>B</mi>
          <mi>e</mi>
        </msub>
      </mrow>
      <mi>,</mi>
      <mi/>
      <msub>
        <mi>G</mi>
        <mi>w</mi>
      </msub>
      <mrow>
        <mrow>
          <mo stretchy="false">(</mo>
          <mi>s</mi>
          <mo stretchy="false">)</mo>
        </mrow>
        <mi mathvariant="normal">=</mi>
        <msub>
          <mi>C</mi>
          <mi>e</mi>
        </msub>
      </mrow>
      <msub>
        <mo stretchy="false">Φ</mo>
        <mi>e</mi>
      </msub>
      <mrow>
        <mo stretchy="false">(</mo>
        <mi>s</mi>
        <mo stretchy="false">)</mo>
      </mrow>
      <mrow>
        <msub>
          <mi>B</mi>
          <mi>w</mi>
        </msub>
        <mi mathvariant="normal">=</mi>
        <msub>
          <mi>C</mi>
          <mi>e</mi>
        </msub>
      </mrow>
      <msub>
        <mo stretchy="false">Φ</mo>
        <mi>e</mi>
      </msub>
      <mrow>
        <mo stretchy="false">(</mo>
        <mi>s</mi>
        <mo stretchy="false">)</mo>
      </mrow>
      <mrow>
        <msub>
          <mi>B</mi>
          <mi>e</mi>
        </msub>
        <mi mathvariant="normal">=</mi>
        <msub>
          <mi>G</mi>
          <mi>e</mi>
        </msub>
      </mrow>
      <mrow>
        <mo stretchy="false">(</mo>
        <mi>s</mi>
        <mo stretchy="false">)</mo>
      </mrow>
    </mrow>
    <annotation encoding="StarMath 5.0">W = 1,` V = %mu^2 ,` B_w = B_e ,` G_w(s) = C_e %PHI_e(s) B_w = C_e %PHI_e(s) B_e = G_e(s)</annotation>
  </semantics>
</math>
</file>

<file path=Object 23/content.xml><?xml version="1.0" encoding="utf-8"?>
<math xmlns="http://www.w3.org/1998/Math/MathML">
  <semantics>
    <mrow>
      <mrow>
        <msub>
          <mi>L</mi>
          <mi>e</mi>
        </msub>
        <mi mathvariant="normal">=</mi>
        <mi>M</mi>
      </mrow>
      <msubsup>
        <mi>C</mi>
        <mi>e</mi>
        <mi>T</mi>
      </msubsup>
      <msup>
        <mi>V</mi>
        <mrow>
          <mi mathvariant="normal">−</mi>
          <mn>1</mn>
        </mrow>
      </msup>
      <mi>,</mi>
      <mi/>
      <msub>
        <mi>A</mi>
        <mi>e</mi>
      </msub>
      <mrow>
        <mi>M</mi>
        <mo stretchy="false">+</mo>
        <mi>M</mi>
      </mrow>
      <mrow>
        <msubsup>
          <mi>A</mi>
          <mi>e</mi>
          <mi>T</mi>
        </msubsup>
        <mo stretchy="false">+</mo>
        <msub>
          <mi>B</mi>
          <mi>w</mi>
        </msub>
      </mrow>
      <mrow>
        <msubsup>
          <mi>B</mi>
          <mi>w</mi>
          <mi>T</mi>
        </msubsup>
        <mi mathvariant="normal">−</mi>
        <mi>M</mi>
      </mrow>
      <msubsup>
        <mi>C</mi>
        <mi>e</mi>
        <mi>T</mi>
      </msubsup>
      <msup>
        <mi>V</mi>
        <mrow>
          <mi mathvariant="normal">−</mi>
          <mn>1</mn>
        </mrow>
      </msup>
      <msub>
        <mi>C</mi>
        <mi>e</mi>
      </msub>
      <mrow>
        <mi>M</mi>
        <mi mathvariant="normal">=</mi>
        <mn>0</mn>
      </mrow>
    </mrow>
    <annotation encoding="StarMath 5.0">L_e = M C_e^T V^-1 ,` A_e M + M A_e^T + B_w B_w^T - M C_e^T V^-1 C_e M = 0</annotation>
  </semantics>
</math>
</file>

<file path=Object 24/content.xml><?xml version="1.0" encoding="utf-8"?>
<math xmlns="http://www.w3.org/1998/Math/MathML">
  <semantics>
    <mrow>
      <mtext>The most difficult part of </mtext>
      <mfenced open="∣" close="∣">
        <mrow>
          <mrow>
            <mn>1</mn>
            <mi mathvariant="normal">/</mi>
            <mo stretchy="false">Δ</mo>
          </mrow>
          <mrow>
            <mo stretchy="false">(</mo>
            <mrow>
              <mi>j</mi>
              <mo stretchy="false">ω</mo>
            </mrow>
            <mo stretchy="false">)</mo>
          </mrow>
        </mrow>
      </mfenced>
      <mtext> to remain below is the -24 dB point at </mtext>
      <msup>
        <mn>10</mn>
        <mn>3</mn>
      </msup>
      <mtext>rad/s. That is a higher</mtext>
    </mrow>
    <annotation encoding="StarMath 5.0">"The most difficult part of " abs{1 / %DELTA(j %omega)} " to remain below is the -24 dB point at " 10^3 "rad/s. That is a higher"</annotation>
  </semantics>
</math>
</file>

<file path=Object 25/content.xml><?xml version="1.0" encoding="utf-8"?>
<math xmlns="http://www.w3.org/1998/Math/MathML">
  <semantics>
    <mrow>
      <msub>
        <mi>T</mi>
        <mi mathvariant="italic">kf</mi>
      </msub>
      <mrow>
        <mrow>
          <mo stretchy="false">(</mo>
          <mi>s</mi>
          <mo stretchy="false">)</mo>
        </mrow>
        <mi mathvariant="normal">=</mi>
        <mfrac>
          <mrow>
            <msub>
              <mi>G</mi>
              <mi mathvariant="italic">okf</mi>
            </msub>
            <mrow>
              <mo stretchy="false">(</mo>
              <mrow>
                <mi>j</mi>
                <mo stretchy="false">ω</mo>
              </mrow>
              <mo stretchy="false">)</mo>
            </mrow>
          </mrow>
          <mrow>
            <mrow>
              <mn>1</mn>
              <mo stretchy="false">+</mo>
              <msub>
                <mi>G</mi>
                <mi mathvariant="italic">okf</mi>
              </msub>
            </mrow>
            <mrow>
              <mo stretchy="false">(</mo>
              <mrow>
                <mi>j</mi>
                <mo stretchy="false">ω</mo>
              </mrow>
              <mo stretchy="false">)</mo>
            </mrow>
          </mrow>
        </mfrac>
      </mrow>
      <mtext>, and at high frequencies we have </mtext>
      <msub>
        <mi>G</mi>
        <mi mathvariant="italic">okf</mi>
      </msub>
      <mrow>
        <mrow>
          <mo stretchy="false">(</mo>
          <mrow>
            <mi>j</mi>
            <mo stretchy="false">ω</mo>
          </mrow>
          <mo stretchy="false">)</mo>
        </mrow>
        <mi mathvariant="normal">≪</mi>
        <mn>1</mn>
      </mrow>
      <mtext> so </mtext>
      <msub>
        <mi>T</mi>
        <mi mathvariant="italic">kf</mi>
      </msub>
      <mrow>
        <mrow>
          <mo stretchy="false">(</mo>
          <mi>s</mi>
          <mo stretchy="false">)</mo>
        </mrow>
        <mi mathvariant="normal">≈</mi>
        <msub>
          <mi>G</mi>
          <mi mathvariant="italic">okf</mi>
        </msub>
      </mrow>
      <mrow>
        <mo stretchy="false">(</mo>
        <mrow>
          <mi>j</mi>
          <mo stretchy="false">ω</mo>
        </mrow>
        <mo stretchy="false">)</mo>
      </mrow>
    </mrow>
    <annotation encoding="StarMath 5.0">T_kf(s) = {G_okf(j %omega)} over {1 + G_okf(j %omega)} ", and at high frequencies we have " G_okf(j %omega) &lt;&lt; 1 " so " T_kf(s) approx G_okf(j %omega)</annotation>
  </semantics>
</math>
</file>

<file path=Object 26/content.xml><?xml version="1.0" encoding="utf-8"?>
<math xmlns="http://www.w3.org/1998/Math/MathML">
  <semantics>
    <mrow>
      <msub>
        <mi>T</mi>
        <mi mathvariant="italic">kf</mi>
      </msub>
      <mrow>
        <mrow>
          <mo stretchy="false">(</mo>
          <mi>s</mi>
          <mo stretchy="false">)</mo>
        </mrow>
        <mi mathvariant="normal">≈</mi>
        <msub>
          <mi>G</mi>
          <mi mathvariant="italic">okf</mi>
        </msub>
      </mrow>
      <mrow>
        <mo stretchy="false">(</mo>
        <mrow>
          <mi>j</mi>
          <mo stretchy="false">ω</mo>
        </mrow>
        <mo stretchy="false">)</mo>
      </mrow>
      <mtext> so </mtext>
      <mrow>
        <mrow>
          <mfenced open="∣" close="∣">
            <mrow>
              <msub>
                <mi>T</mi>
                <mi mathvariant="italic">kf</mi>
              </msub>
              <mrow>
                <mo stretchy="false">(</mo>
                <mi>s</mi>
                <mo stretchy="false">)</mo>
              </mrow>
            </mrow>
          </mfenced>
          <mi mathvariant="normal">≈</mi>
          <mfenced open="∣" close="∣">
            <mrow>
              <msub>
                <mi>G</mi>
                <mi mathvariant="italic">okf</mi>
              </msub>
              <mrow>
                <mo stretchy="false">(</mo>
                <mrow>
                  <mi>j</mi>
                  <mo stretchy="false">ω</mo>
                </mrow>
                <mo stretchy="false">)</mo>
              </mrow>
            </mrow>
          </mfenced>
        </mrow>
        <mi mathvariant="normal">≤</mi>
        <mrow>
          <mfenced open="∣" close="∣">
            <mrow>
              <mrow>
                <mn>1</mn>
                <mi mathvariant="normal">/</mi>
                <mo stretchy="false">Δ</mo>
              </mrow>
              <mrow>
                <mo stretchy="false">(</mo>
                <mrow>
                  <mi>j</mi>
                  <mo stretchy="false">ω</mo>
                </mrow>
                <mo stretchy="false">)</mo>
              </mrow>
            </mrow>
          </mfenced>
          <mi mathvariant="normal">⋅</mi>
          <msup>
            <mn>10</mn>
            <mrow>
              <mo stretchy="false">(</mo>
              <mrow>
                <mrow>
                  <mi mathvariant="normal">−</mi>
                  <mn>5</mn>
                </mrow>
                <mi mathvariant="normal">/</mi>
                <mn>20</mn>
              </mrow>
              <mo stretchy="false">)</mo>
            </mrow>
          </msup>
        </mrow>
      </mrow>
    </mrow>
    <annotation encoding="StarMath 5.0">T_kf(s) approx G_okf(j %omega) " so " abs{T_kf(s)} approx abs{G_okf(j %omega)} &lt;= abs{1/%DELTA(j %omega)} cdot 10^(-5/20)</annotation>
  </semantics>
</math>
</file>

<file path=Object 27/content.xml><?xml version="1.0" encoding="utf-8"?>
<math xmlns="http://www.w3.org/1998/Math/MathML">
  <semantics>
    <mrow>
      <mtext>For </mtext>
      <mrow>
        <msub>
          <mo stretchy="false">μ</mo>
          <mn>1</mn>
        </msub>
        <mi mathvariant="normal">=</mi>
        <mn>0.0064,</mn>
      </mrow>
      <mi/>
      <mrow>
        <msub>
          <mi>L</mi>
          <mi>e</mi>
        </msub>
        <mi mathvariant="normal">=</mi>
        <msup>
          <mrow>
            <mi stretchy="false" mathvariant="normal">[</mi>
            <mtable>
              <mtr>
                <mtd>
                  <mn>115.33</mn>
                </mtd>
                <mtd>
                  <mn>206.96</mn>
                </mtd>
                <mtd>
                  <mn>11.51</mn>
                </mtd>
              </mtr>
            </mtable>
            <mi stretchy="false" mathvariant="normal">]</mi>
          </mrow>
          <mi>T</mi>
        </msup>
      </mrow>
    </mrow>
    <annotation encoding="StarMath 5.0">"For " %mu_1 = 0.0064,` L_e = [matrix{115.33 # 206.96 # 11.51}]^T</annotation>
  </semantics>
</math>
</file>

<file path=Object 28/content.xml><?xml version="1.0" encoding="utf-8"?>
<math xmlns="http://www.w3.org/1998/Math/MathML">
  <semantics>
    <mrow>
      <mtext>frequency than the slope changes in </mtext>
      <msub>
        <mi>G</mi>
        <mi mathvariant="italic">okf</mi>
      </msub>
      <mrow>
        <mo stretchy="false">(</mo>
        <mrow>
          <mi>j</mi>
          <mo stretchy="false">ω</mo>
        </mrow>
        <mo stretchy="false">)</mo>
      </mrow>
      <mtext> so the simple inverse proportionality with </mtext>
      <mo stretchy="false">μ</mo>
      <mtext> doesn't</mtext>
    </mrow>
    <annotation encoding="StarMath 5.0">"frequency than the slope changes in " G_okf(j %omega) " so the simple inverse proportionality with " %mu " doesn't"</annotation>
  </semantics>
</math>
</file>

<file path=Object 29/content.xml><?xml version="1.0" encoding="utf-8"?>
<math xmlns="http://www.w3.org/1998/Math/MathML">
  <semantics>
    <mrow>
      <mtext>really hold there. The magnitudes </mtext>
      <mfenced open="∣" close="∣">
        <mrow>
          <msub>
            <mi>G</mi>
            <mi mathvariant="italic">okf</mi>
          </msub>
          <mrow>
            <mo stretchy="false">(</mo>
            <mrow>
              <mi>j</mi>
              <msup>
                <mn>10</mn>
                <mn>3</mn>
              </msup>
            </mrow>
            <mo stretchy="false">)</mo>
          </mrow>
        </mrow>
      </mfenced>
      <mrow>
        <mtext> were: </mtext>
        <mi mathvariant="normal">−</mi>
        <mn>14.6</mn>
      </mrow>
      <mtext>dB for </mtext>
      <mrow>
        <mo stretchy="false">μ</mo>
        <mi mathvariant="normal">=</mi>
        <msup>
          <mn>10</mn>
          <mrow>
            <mi mathvariant="normal">−</mi>
            <mn>4</mn>
          </mrow>
        </msup>
      </mrow>
      <mi>,</mi>
      <mrow>
        <mi/>
        <mi mathvariant="normal">−</mi>
        <mn>22.08</mn>
      </mrow>
      <mtext>dB for </mtext>
      <mrow>
        <mo stretchy="false">μ</mo>
        <mi mathvariant="normal">=</mi>
        <msup>
          <mn>10</mn>
          <mrow>
            <mi mathvariant="normal">−</mi>
            <mn>3</mn>
          </mrow>
        </msup>
      </mrow>
      <mi>,</mi>
    </mrow>
    <annotation encoding="StarMath 5.0">"really hold there. The magnitudes " abs{G_okf(j 10^3)} " were: " -14.6 "dB for " %mu = 10^-4 ,` -22.08 "dB for " %mu = 10^-3 ,</annotation>
  </semantics>
</math>
</file>

<file path=Object 3/content.xml><?xml version="1.0" encoding="utf-8"?>
<math xmlns="http://www.w3.org/1998/Math/MathML">
  <semantics>
    <mrow>
      <msub>
        <mi>G</mi>
        <mi mathvariant="italic">PA</mi>
      </msub>
      <mrow>
        <mrow>
          <mo stretchy="false">(</mo>
          <mi>s</mi>
          <mo stretchy="false">)</mo>
        </mrow>
        <mi mathvariant="normal">=</mi>
        <mrow>
          <mo stretchy="false">(</mo>
          <mrow>
            <mrow>
              <mn>1</mn>
              <mo stretchy="false">+</mo>
              <mo stretchy="false">Δ</mo>
            </mrow>
            <mrow>
              <mo stretchy="false">(</mo>
              <mi>s</mi>
              <mo stretchy="false">)</mo>
            </mrow>
          </mrow>
          <mo stretchy="false">)</mo>
        </mrow>
      </mrow>
      <msub>
        <mi>G</mi>
        <mi>p</mi>
      </msub>
      <mrow>
        <mo stretchy="false">(</mo>
        <mi>s</mi>
        <mo stretchy="false">)</mo>
      </mrow>
    </mrow>
    <annotation encoding="StarMath 5.0">G_PA(s) = (1 + %DELTA(s)) G_p(s)</annotation>
  </semantics>
</math>
</file>

<file path=Object 30/content.xml><?xml version="1.0" encoding="utf-8"?>
<math xmlns="http://www.w3.org/1998/Math/MathML">
  <semantics>
    <mrow>
      <mrow>
        <mtext>and </mtext>
        <mi mathvariant="normal">−</mi>
        <mn>30.7</mn>
      </mrow>
      <mtext>dB for </mtext>
      <mrow>
        <mo stretchy="false">μ</mo>
        <mi mathvariant="normal">=</mi>
        <msup>
          <mn>10</mn>
          <mrow>
            <mi mathvariant="normal">−</mi>
            <mn>2</mn>
          </mrow>
        </msup>
      </mrow>
      <mrow>
        <mtext>. We want to be below </mtext>
        <mi mathvariant="normal">−</mi>
        <mn>29</mn>
      </mrow>
      <mtext>dB, so </mtext>
      <mo stretchy="false">μ</mo>
      <mtext> should be near </mtext>
      <msup>
        <mn>10</mn>
        <mrow>
          <mi mathvariant="normal">−</mi>
          <mn>2</mn>
        </mrow>
      </msup>
      <mtext> but towards </mtext>
      <msup>
        <mn>10</mn>
        <mrow>
          <mi mathvariant="normal">−</mi>
          <mn>3</mn>
        </mrow>
      </msup>
    </mrow>
    <annotation encoding="StarMath 5.0">"and " -30.7 "dB for " %mu = 10^-2 ". We want to be below " -29 "dB, so " %mu " should be near " 10^-2 " but towards " 10^-3</annotation>
  </semantics>
</math>
</file>

<file path=Object 31/content.xml><?xml version="1.0" encoding="utf-8"?>
<math xmlns="http://www.w3.org/1998/Math/MathML">
  <semantics>
    <mrow>
      <mtext>by roughly a factor of </mtext>
      <msup>
        <mn>10</mn>
        <mrow>
          <mn>1.7</mn>
          <mi mathvariant="normal">/</mi>
          <mn>8.7</mn>
        </mrow>
      </msup>
      <mtext>, so </mtext>
      <mrow>
        <msub>
          <mo stretchy="false">μ</mo>
          <mn>1</mn>
        </msub>
        <mo stretchy="false">&gt;</mo>
        <mn>0.0064</mn>
      </mrow>
    </mrow>
    <annotation encoding="StarMath 5.0">"by roughly a factor of " 10^{1.7/8.7} ", so " %mu_1 &gt; 0.0064</annotation>
  </semantics>
</math>
</file>

<file path=Object 32/content.xml><?xml version="1.0" encoding="utf-8"?>
<math xmlns="http://www.w3.org/1998/Math/MathML">
  <semantics>
    <mrow>
      <msubsup>
        <mi>A</mi>
        <mi>e</mi>
        <mi>T</mi>
      </msubsup>
      <mrow>
        <mi>P</mi>
        <mo stretchy="false">+</mo>
        <mi>P</mi>
      </mrow>
      <mrow>
        <msub>
          <mi>A</mi>
          <mi>e</mi>
        </msub>
        <mo stretchy="false">+</mo>
        <msubsup>
          <mi>C</mi>
          <mi>e</mi>
          <mi>T</mi>
        </msubsup>
      </mrow>
      <mrow>
        <msub>
          <mi>C</mi>
          <mi>e</mi>
        </msub>
        <mi mathvariant="normal">−</mi>
        <mi>P</mi>
      </mrow>
      <msub>
        <mi>B</mi>
        <mi>e</mi>
      </msub>
      <msup>
        <mo stretchy="false">ρ</mo>
        <mrow>
          <mi mathvariant="normal">−</mi>
          <mn>1</mn>
        </mrow>
      </msup>
      <msubsup>
        <mi>B</mi>
        <mi>e</mi>
        <mi>T</mi>
      </msubsup>
      <mrow>
        <mi>P</mi>
        <mi mathvariant="normal">=</mi>
        <mn>0,</mn>
      </mrow>
      <mi/>
      <mrow>
        <msub>
          <mi>K</mi>
          <mi>e</mi>
        </msub>
        <mi mathvariant="normal">=</mi>
        <msup>
          <mo stretchy="false">ρ</mo>
          <mrow>
            <mi mathvariant="normal">−</mi>
            <mn>1</mn>
          </mrow>
        </msup>
      </mrow>
      <msup>
        <mi>N</mi>
        <mrow>
          <mi mathvariant="normal">−</mi>
          <mn>1</mn>
        </mrow>
      </msup>
      <msubsup>
        <mi>B</mi>
        <mi>e</mi>
        <mi>T</mi>
      </msubsup>
      <mrow>
        <mi>P</mi>
        <mi mathvariant="normal">=</mi>
        <mrow>
          <mi stretchy="false" mathvariant="normal">[</mi>
          <mtable>
            <mtr>
              <mtd>
                <mrow>
                  <mn>5</mn>
                  <mi mathvariant="normal">⋅</mi>
                  <msup>
                    <mn>10</mn>
                    <mn>3</mn>
                  </msup>
                </mrow>
              </mtd>
              <mtd>
                <mrow>
                  <mn>6.25</mn>
                  <mi mathvariant="normal">⋅</mi>
                  <msup>
                    <mn>10</mn>
                    <mn>6</mn>
                  </msup>
                </mrow>
              </mtd>
              <mtd>
                <mrow>
                  <mn>3.125</mn>
                  <mi mathvariant="normal">⋅</mi>
                  <msup>
                    <mn>10</mn>
                    <mn>10</mn>
                  </msup>
                </mrow>
              </mtd>
            </mtr>
          </mtable>
          <mi stretchy="false" mathvariant="normal">]</mi>
        </mrow>
      </mrow>
      <mtext> for </mtext>
      <mrow>
        <mo stretchy="false">ρ</mo>
        <mi mathvariant="normal">=</mi>
        <msup>
          <mn>10</mn>
          <mrow>
            <mi mathvariant="normal">−</mi>
            <mn>20</mn>
          </mrow>
        </msup>
      </mrow>
    </mrow>
    <annotation encoding="StarMath 5.0">A_e^T P + P A_e + C_e^T C_e - P B_e %rho^-1 B_e^T P = 0,` K_e = %rho^-1 N^-1 B_e^T P = [matrix{5 cdot 10^3 # 6.25 cdot 10^6 # 3.125 cdot 10^10}] " for " %rho = 10^-20</annotation>
  </semantics>
</math>
</file>

<file path=Object 33/content.xml><?xml version="1.0" encoding="utf-8"?>
<math xmlns="http://www.w3.org/1998/Math/MathML">
  <semantics>
    <mrow>
      <mtext>(assuming </mtext>
      <mrow>
        <mi>N</mi>
        <mi mathvariant="normal">=</mi>
        <mi>I</mi>
      </mrow>
      <mtext>). </mtext>
      <msub>
        <mi>C</mi>
        <mi mathvariant="italic">LQG</mi>
      </msub>
      <mrow>
        <mrow>
          <mo stretchy="false">(</mo>
          <mi>s</mi>
          <mo stretchy="false">)</mo>
        </mrow>
        <mi mathvariant="normal">=</mi>
        <msub>
          <mi>K</mi>
          <mi>e</mi>
        </msub>
      </mrow>
      <msup>
        <mrow>
          <mo stretchy="false">(</mo>
          <mrow>
            <mi>s</mi>
            <mrow>
              <mrow>
                <mi>I</mi>
                <mi mathvariant="normal">−</mi>
                <msub>
                  <mi>A</mi>
                  <mi>e</mi>
                </msub>
              </mrow>
              <mo stretchy="false">+</mo>
              <msub>
                <mi>B</mi>
                <mi>e</mi>
              </msub>
            </mrow>
            <mrow>
              <msub>
                <mi>K</mi>
                <mi>e</mi>
              </msub>
              <mo stretchy="false">+</mo>
              <msub>
                <mi>C</mi>
                <mi>e</mi>
              </msub>
            </mrow>
            <msub>
              <mi>L</mi>
              <mi>e</mi>
            </msub>
          </mrow>
          <mo stretchy="false">)</mo>
        </mrow>
        <mrow>
          <mi mathvariant="normal">−</mi>
          <mn>1</mn>
        </mrow>
      </msup>
      <msub>
        <mi>L</mi>
        <mi>e</mi>
      </msub>
      <mi>,</mi>
      <mi/>
      <msub>
        <mi>G</mi>
        <mi>o</mi>
      </msub>
      <mrow>
        <mrow>
          <mo stretchy="false">(</mo>
          <mi>s</mi>
          <mo stretchy="false">)</mo>
        </mrow>
        <mi mathvariant="normal">=</mi>
        <msub>
          <mi>G</mi>
          <mi>e</mi>
        </msub>
      </mrow>
      <mrow>
        <mo stretchy="false">(</mo>
        <mi>s</mi>
        <mo stretchy="false">)</mo>
      </mrow>
      <msub>
        <mi>C</mi>
        <mi mathvariant="italic">LQG</mi>
      </msub>
      <mrow>
        <mo stretchy="false">(</mo>
        <mi>s</mi>
        <mo stretchy="false">)</mo>
      </mrow>
    </mrow>
    <annotation encoding="StarMath 5.0">"(assuming " N = I "). " C_LQG(s) = K_e (s I - A_e + B_e K_e + C_e L_e)^-1 L_e ,` G_o(s) = G_e(s) C_LQG(s)</annotation>
  </semantics>
</math>
</file>

<file path=Object 34/content.xml><?xml version="1.0" encoding="utf-8"?>
<math xmlns="http://www.w3.org/1998/Math/MathML">
  <semantics>
    <mrow>
      <msub>
        <mi>T</mi>
        <mi>p</mi>
      </msub>
      <mrow>
        <mrow>
          <mo stretchy="false">(</mo>
          <mrow>
            <mi>j</mi>
            <mo stretchy="false">ω</mo>
          </mrow>
          <mo stretchy="false">)</mo>
        </mrow>
        <mi mathvariant="normal">=</mi>
        <mfrac>
          <mrow>
            <msub>
              <mi>G</mi>
              <mi mathvariant="italic">op</mi>
            </msub>
            <mrow>
              <mo stretchy="false">(</mo>
              <mrow>
                <mi>j</mi>
                <mo stretchy="false">ω</mo>
              </mrow>
              <mo stretchy="false">)</mo>
            </mrow>
          </mrow>
          <mrow>
            <mrow>
              <mn>1</mn>
              <mo stretchy="false">+</mo>
              <msub>
                <mi>G</mi>
                <mi mathvariant="italic">op</mi>
              </msub>
            </mrow>
            <mrow>
              <mo stretchy="false">(</mo>
              <mrow>
                <mi>j</mi>
                <mo stretchy="false">ω</mo>
              </mrow>
              <mo stretchy="false">)</mo>
            </mrow>
          </mrow>
        </mfrac>
      </mrow>
      <mi>,</mi>
      <mi/>
      <msub>
        <mi>G</mi>
        <mi mathvariant="italic">op</mi>
      </msub>
      <mrow>
        <mrow>
          <mo stretchy="false">(</mo>
          <mrow>
            <mi>j</mi>
            <mo stretchy="false">ω</mo>
          </mrow>
          <mo stretchy="false">)</mo>
        </mrow>
        <mi mathvariant="normal">=</mi>
        <msub>
          <mi>G</mi>
          <mi>p</mi>
        </msub>
      </mrow>
      <mrow>
        <mo stretchy="false">(</mo>
        <mrow>
          <mi>j</mi>
          <mo stretchy="false">ω</mo>
        </mrow>
        <mo stretchy="false">)</mo>
      </mrow>
      <msub>
        <mi>G</mi>
        <mi>a</mi>
      </msub>
      <mrow>
        <mo stretchy="false">(</mo>
        <mrow>
          <mi>j</mi>
          <mo stretchy="false">ω</mo>
        </mrow>
        <mo stretchy="false">)</mo>
      </mrow>
      <msub>
        <mi>C</mi>
        <mi mathvariant="italic">LQG</mi>
      </msub>
      <mrow>
        <mo stretchy="false">(</mo>
        <mrow>
          <mi>j</mi>
          <mo stretchy="false">ω</mo>
        </mrow>
        <mo stretchy="false">)</mo>
      </mrow>
    </mrow>
    <annotation encoding="StarMath 5.0">T_p(j %omega) = {G_op(j %omega)} over {1 + G_op(j %omega)} ,` G_op(j %omega) = G_p(j %omega) G_a(j %omega) C_LQG(j %omega)</annotation>
  </semantics>
</math>
</file>

<file path=Object 35/content.xml><?xml version="1.0" encoding="utf-8"?>
<math xmlns="http://www.w3.org/1998/Math/MathML">
  <semantics>
    <mrow>
      <mtext>We can see that yes, </mtext>
      <mrow>
        <mfenced open="∣" close="∣">
          <mrow>
            <msub>
              <mi>T</mi>
              <mi>p</mi>
            </msub>
            <mrow>
              <mo stretchy="false">(</mo>
              <mrow>
                <mi>j</mi>
                <mo stretchy="false">ω</mo>
              </mrow>
              <mo stretchy="false">)</mo>
            </mrow>
          </mrow>
        </mfenced>
        <mo stretchy="false">&lt;</mo>
        <mfenced open="∣" close="∣">
          <mrow>
            <mrow>
              <mn>1</mn>
              <mi mathvariant="normal">/</mi>
              <mo stretchy="false">Δ</mo>
            </mrow>
            <mrow>
              <mo stretchy="false">(</mo>
              <mrow>
                <mi>j</mi>
                <mo stretchy="false">ω</mo>
              </mrow>
              <mo stretchy="false">)</mo>
            </mrow>
          </mrow>
        </mfenced>
      </mrow>
    </mrow>
    <annotation encoding="StarMath 5.0">"We can see that yes, " abs{T_p(j %omega)} &lt; abs{1/%DELTA(j %omega)}</annotation>
  </semantics>
</math>
</file>

<file path=Object 36/content.xml><?xml version="1.0" encoding="utf-8"?>
<math xmlns="http://www.w3.org/1998/Math/MathML">
  <semantics>
    <mrow>
      <mtext>For </mtext>
      <msub>
        <mi>G</mi>
        <mi>p</mi>
      </msub>
      <mrow>
        <mo stretchy="false">(</mo>
        <mi>s</mi>
        <mo stretchy="false">)</mo>
      </mrow>
      <msub>
        <mi>G</mi>
        <mi>a</mi>
      </msub>
      <mrow>
        <mo stretchy="false">(</mo>
        <mi>s</mi>
        <mo stretchy="false">)</mo>
      </mrow>
      <msub>
        <mi>C</mi>
        <mi mathvariant="italic">LQG</mi>
      </msub>
      <mrow>
        <mo stretchy="false">(</mo>
        <mi>s</mi>
        <mo stretchy="false">)</mo>
      </mrow>
      <mtext>, gain margin=46.4 dB at </mtext>
      <mrow>
        <mn>7.08</mn>
        <mi mathvariant="normal">⋅</mi>
        <msup>
          <mn>10</mn>
          <mn>3</mn>
        </msup>
      </mrow>
      <mtext>rad/s, phase margin=61.8 deg at 39 rad/s</mtext>
    </mrow>
    <annotation encoding="StarMath 5.0">"For " G_p(s)G_a(s)C_LQG(s) ", gain margin=46.4 dB at " 7.08 cdot 10^3 "rad/s, phase margin=61.8 deg at 39 rad/s"</annotation>
  </semantics>
</math>
</file>

<file path=Object 37/content.xml><?xml version="1.0" encoding="utf-8"?>
<math xmlns="http://www.w3.org/1998/Math/MathML">
  <semantics>
    <mrow>
      <mtext>For </mtext>
      <msub>
        <mi>G</mi>
        <mi mathvariant="italic">PA</mi>
      </msub>
      <mrow>
        <mo stretchy="false">(</mo>
        <mi>s</mi>
        <mo stretchy="false">)</mo>
      </mrow>
      <msub>
        <mi>G</mi>
        <mi>a</mi>
      </msub>
      <mrow>
        <mo stretchy="false">(</mo>
        <mi>s</mi>
        <mo stretchy="false">)</mo>
      </mrow>
      <msub>
        <mi>C</mi>
        <mi mathvariant="italic">LQG</mi>
      </msub>
      <mrow>
        <mo stretchy="false">(</mo>
        <mi>s</mi>
        <mo stretchy="false">)</mo>
      </mrow>
      <mtext>, gain margin=4.87 dB at 999 rad/s, phase margin=61.8 deg at 39 rad/s</mtext>
    </mrow>
    <annotation encoding="StarMath 5.0">"For " G_PA(s)G_a(s)C_LQG(s) ", gain margin=4.87 dB at 999 rad/s, phase margin=61.8 deg at 39 rad/s"</annotation>
  </semantics>
</math>
</file>

<file path=Object 38/content.xml><?xml version="1.0" encoding="utf-8"?>
<math xmlns="http://www.w3.org/1998/Math/MathML">
  <semantics>
    <mtext>The unmodeled dynamics don't change anything at the low frequencies near the gain crossover, but</mtext>
    <annotation encoding="StarMath 5.0">"The unmodeled dynamics don't change anything at the low frequencies near the gain crossover, but"</annotation>
  </semantics>
</math>
</file>

<file path=Object 39/content.xml><?xml version="1.0" encoding="utf-8"?>
<math xmlns="http://www.w3.org/1998/Math/MathML">
  <semantics>
    <mtext>they do introduce 2 additional high-frequency phase crossovers, with low gain margin (just less than</mtext>
    <annotation encoding="StarMath 5.0">"they do introduce 2 additional high-frequency phase crossovers, with low gain margin (just less than"</annotation>
  </semantics>
</math>
</file>

<file path=Object 4/content.xml><?xml version="1.0" encoding="utf-8"?>
<math xmlns="http://www.w3.org/1998/Math/MathML">
  <semantics>
    <mrow>
      <mo stretchy="false">Δ</mo>
      <mrow>
        <mrow>
          <mrow>
            <mo stretchy="false">(</mo>
            <mi>s</mi>
            <mo stretchy="false">)</mo>
          </mrow>
          <mi mathvariant="normal">=</mi>
          <mrow>
            <mfrac>
              <mrow>
                <msub>
                  <mi>G</mi>
                  <mi mathvariant="italic">PA</mi>
                </msub>
                <mrow>
                  <mo stretchy="false">(</mo>
                  <mi>s</mi>
                  <mo stretchy="false">)</mo>
                </mrow>
              </mrow>
              <mrow>
                <msub>
                  <mi>G</mi>
                  <mi>p</mi>
                </msub>
                <mrow>
                  <mo stretchy="false">(</mo>
                  <mi>s</mi>
                  <mo stretchy="false">)</mo>
                </mrow>
              </mrow>
            </mfrac>
            <mi mathvariant="normal">−</mi>
            <mn>1</mn>
          </mrow>
        </mrow>
        <mi mathvariant="normal">=</mi>
        <mfenced open="" close="">
          <mfrac>
            <mrow>
              <msub>
                <mo stretchy="false">ω</mo>
                <mi>r</mi>
              </msub>
              <mrow>
                <mo stretchy="false">(</mo>
                <mrow>
                  <msub>
                    <mo stretchy="false">ζ</mo>
                    <mi>r</mi>
                  </msub>
                  <mrow>
                    <mi>s</mi>
                    <mo stretchy="false">+</mo>
                    <msub>
                      <mo stretchy="false">ω</mo>
                      <mi>r</mi>
                    </msub>
                  </mrow>
                </mrow>
                <mo stretchy="false">)</mo>
              </mrow>
            </mrow>
            <mrow>
              <mrow>
                <msup>
                  <mi>s</mi>
                  <mn>2</mn>
                </msup>
                <mo stretchy="false">+</mo>
                <mn>2</mn>
              </mrow>
              <msub>
                <mo stretchy="false">ζ</mo>
                <mi>r</mi>
              </msub>
              <msub>
                <mo stretchy="false">ω</mo>
                <mi>r</mi>
              </msub>
              <mrow>
                <mi>s</mi>
                <mo stretchy="false">+</mo>
                <msubsup>
                  <mo stretchy="false">ω</mo>
                  <mi>r</mi>
                  <mn>2</mn>
                </msubsup>
              </mrow>
            </mrow>
          </mfrac>
        </mfenced>
      </mrow>
      <mrow>
        <mfenced open="" close="">
          <mfrac>
            <mrow>
              <msubsup>
                <mo stretchy="false">ω</mo>
                <mi>t</mi>
                <mn>2</mn>
              </msubsup>
              <mrow>
                <mo stretchy="false">(</mo>
                <mrow>
                  <mrow>
                    <msup>
                      <mi>s</mi>
                      <mn>2</mn>
                    </msup>
                    <mo stretchy="false">+</mo>
                    <mn>2</mn>
                  </mrow>
                  <msub>
                    <mo stretchy="false">ζ</mo>
                    <mi>t</mi>
                  </msub>
                  <msub>
                    <mo stretchy="false">ω</mo>
                    <mi>n</mi>
                  </msub>
                  <mrow>
                    <mi>s</mi>
                    <mo stretchy="false">+</mo>
                    <msubsup>
                      <mo stretchy="false">ω</mo>
                      <mi>n</mi>
                      <mn>2</mn>
                    </msubsup>
                  </mrow>
                </mrow>
                <mo stretchy="false">)</mo>
              </mrow>
            </mrow>
            <mrow>
              <msubsup>
                <mo stretchy="false">ω</mo>
                <mi>n</mi>
                <mn>2</mn>
              </msubsup>
              <mrow>
                <mo stretchy="false">(</mo>
                <mrow>
                  <mrow>
                    <msup>
                      <mi>s</mi>
                      <mn>2</mn>
                    </msup>
                    <mo stretchy="false">+</mo>
                    <mn>2</mn>
                  </mrow>
                  <msub>
                    <mo stretchy="false">ζ</mo>
                    <mi>t</mi>
                  </msub>
                  <msub>
                    <mo stretchy="false">ω</mo>
                    <mi>t</mi>
                  </msub>
                  <mrow>
                    <mi>s</mi>
                    <mo stretchy="false">+</mo>
                    <msubsup>
                      <mo stretchy="false">ω</mo>
                      <mi>t</mi>
                      <mn>2</mn>
                    </msubsup>
                  </mrow>
                </mrow>
                <mo stretchy="false">)</mo>
              </mrow>
            </mrow>
          </mfrac>
        </mfenced>
        <mi mathvariant="normal">−</mi>
        <mn>1</mn>
      </mrow>
    </mrow>
    <annotation encoding="StarMath 5.0">%DELTA(s) = {G_PA(s)} over {G_p(s)} - 1 = left ( {%omega_r (%zeta_r s + %omega_r)} over {s^2 + 2 %zeta_r %omega_r s + %omega_r^2} right ) left ( {%omega_t^2 (s^2 + 2 %zeta_t %omega_n s + %omega_n^2)} over {%omega_n^2 (s^2 + 2 %zeta_t %omega_t s + %omega_t^2)} right ) - 1</annotation>
  </semantics>
</math>
</file>

<file path=Object 40/content.xml><?xml version="1.0" encoding="utf-8"?>
<math xmlns="http://www.w3.org/1998/Math/MathML">
  <semantics>
    <mrow>
      <mtext>5 dB - this looks related to the earlier choice of </mtext>
      <mo stretchy="false">μ</mo>
      <mtext>, and my 0.0064 may have been a bit aggressive)</mtext>
    </mrow>
    <annotation encoding="StarMath 5.0">"5 dB - this looks related to the earlier choice of " %mu ", and my 0.0064 may have been a bit aggressive)"</annotation>
  </semantics>
</math>
</file>

<file path=Object 41/content.xml><?xml version="1.0" encoding="utf-8"?>
<math xmlns="http://www.w3.org/1998/Math/MathML">
  <semantics>
    <mtext>Step responses almost identical though:</mtext>
    <annotation encoding="StarMath 5.0">"Step responses almost identical though:"</annotation>
  </semantics>
</math>
</file>

<file path=Object 42/content.xml><?xml version="1.0" encoding="utf-8"?>
<math xmlns="http://www.w3.org/1998/Math/MathML">
  <semantics>
    <mrow>
      <mtext>for </mtext>
      <msub>
        <mi>K</mi>
        <mi>e</mi>
      </msub>
      <mtext> from part d, </mtext>
      <mfrac>
        <mrow>
          <msub>
            <mi>G</mi>
            <mi mathvariant="italic">PA</mi>
          </msub>
          <mrow>
            <mo stretchy="false">(</mo>
            <mi>s</mi>
            <mo stretchy="false">)</mo>
          </mrow>
          <msub>
            <mi>G</mi>
            <mi>a</mi>
          </msub>
          <mrow>
            <mo stretchy="false">(</mo>
            <mi>s</mi>
            <mo stretchy="false">)</mo>
          </mrow>
          <msub>
            <mi>C</mi>
            <mi mathvariant="italic">LQG</mi>
          </msub>
          <mrow>
            <mo stretchy="false">(</mo>
            <mi>s</mi>
            <mo stretchy="false">)</mo>
          </mrow>
        </mrow>
        <mrow>
          <mrow>
            <mn>1</mn>
            <mo stretchy="false">+</mo>
            <msub>
              <mi>G</mi>
              <mi mathvariant="italic">PA</mi>
            </msub>
          </mrow>
          <mrow>
            <mo stretchy="false">(</mo>
            <mi>s</mi>
            <mo stretchy="false">)</mo>
          </mrow>
          <msub>
            <mi>G</mi>
            <mi>a</mi>
          </msub>
          <mrow>
            <mo stretchy="false">(</mo>
            <mi>s</mi>
            <mo stretchy="false">)</mo>
          </mrow>
          <msub>
            <mi>C</mi>
            <mi mathvariant="italic">LQG</mi>
          </msub>
          <mrow>
            <mo stretchy="false">(</mo>
            <mi>s</mi>
            <mo stretchy="false">)</mo>
          </mrow>
        </mrow>
      </mfrac>
      <mtext> is unstable. But it is stable if we take a less aggressive</mtext>
    </mrow>
    <annotation encoding="StarMath 5.0">"for " K_e " from part d, " {G_PA(s)G_a(s)C_LQG(s)} over {1 + G_PA(s)G_a(s)C_LQG(s)} " is unstable. But it is stable if we take a less aggressive"</annotation>
  </semantics>
</math>
</file>

<file path=Object 43/content.xml><?xml version="1.0" encoding="utf-8"?>
<math xmlns="http://www.w3.org/1998/Math/MathML">
  <semantics>
    <mrow>
      <mtext>value of </mtext>
      <mrow>
        <mo stretchy="false">ρ</mo>
        <mi mathvariant="normal">=</mi>
        <msup>
          <mn>10</mn>
          <mrow>
            <mi mathvariant="normal">−</mi>
            <mn>15</mn>
          </mrow>
        </msup>
      </mrow>
      <mtext>, for which </mtext>
      <mrow>
        <msub>
          <mi>K</mi>
          <mi>e</mi>
        </msub>
        <mi mathvariant="normal">=</mi>
        <mrow>
          <mi stretchy="false" mathvariant="normal">[</mi>
          <mtable>
            <mtr>
              <mtd>
                <mn>730.3646</mn>
              </mtd>
              <mtd>
                <mrow>
                  <mn>1.3465</mn>
                  <mi mathvariant="normal">⋅</mi>
                  <msup>
                    <mn>10</mn>
                    <mn>5</mn>
                  </msup>
                </mrow>
              </mtd>
              <mtd>
                <mrow>
                  <mn>9.882</mn>
                  <mi mathvariant="normal">⋅</mi>
                  <msup>
                    <mn>10</mn>
                    <mn>7</mn>
                  </msup>
                </mrow>
              </mtd>
            </mtr>
          </mtable>
          <mi stretchy="false" mathvariant="normal">]</mi>
        </mrow>
      </mrow>
      <mtext>, so this case is borderline.</mtext>
    </mrow>
    <annotation encoding="StarMath 5.0">"value of " %rho = 10^-15 ", for which " K_e = [matrix{730.3646 # 1.3465 cdot 10^5 # 9.882 cdot 10^7}] ", so this case is borderline."</annotation>
  </semantics>
</math>
</file>

<file path=Object 44/content.xml><?xml version="1.0" encoding="utf-8"?>
<math xmlns="http://www.w3.org/1998/Math/MathML">
  <semantics>
    <mrow>
      <mtext>With </mtext>
      <mrow>
        <mo stretchy="false">μ</mo>
        <mi mathvariant="normal">=</mi>
        <msup>
          <mn>10</mn>
          <mrow>
            <mi mathvariant="normal">−</mi>
            <mn>4,</mn>
          </mrow>
        </msup>
      </mrow>
      <mi/>
      <mrow>
        <msub>
          <mi>L</mi>
          <mi>e</mi>
        </msub>
        <mi mathvariant="normal">=</mi>
        <msup>
          <mrow>
            <mi stretchy="false" mathvariant="normal">[</mi>
            <mtable>
              <mtr>
                <mtd>
                  <mrow>
                    <mn>2.949</mn>
                    <mi mathvariant="normal">⋅</mi>
                    <msup>
                      <mn>10</mn>
                      <mn>4</mn>
                    </msup>
                  </mrow>
                </mtd>
                <mtd>
                  <mn>5527.1</mn>
                </mtd>
                <mtd>
                  <mn>59.476</mn>
                </mtd>
              </mtr>
            </mtable>
            <mi stretchy="false" mathvariant="normal">]</mi>
          </mrow>
          <mi>T</mi>
        </msup>
      </mrow>
      <mtext>. This is now unstable with </mtext>
      <mrow>
        <mo stretchy="false">ρ</mo>
        <mi mathvariant="normal">=</mi>
        <msup>
          <mn>10</mn>
          <mrow>
            <mi mathvariant="normal">−</mi>
            <mn>15</mn>
          </mrow>
        </msup>
      </mrow>
      <mtext>, but stable if</mtext>
    </mrow>
    <annotation encoding="StarMath 5.0">"With " %mu = 10^-4,` L_e = [matrix{2.949 cdot 10^4 # 5527.1 # 59.476}]^T ". This is now unstable with " %rho = 10^-15 ", but stable if"</annotation>
  </semantics>
</math>
</file>

<file path=Object 45/content.xml><?xml version="1.0" encoding="utf-8"?>
<math xmlns="http://www.w3.org/1998/Math/MathML">
  <semantics>
    <mrow>
      <mtext>With </mtext>
      <mrow>
        <mo stretchy="false">μ</mo>
        <mi mathvariant="normal">=</mi>
        <mn>0.001,</mn>
      </mrow>
      <mi/>
      <mrow>
        <msub>
          <mi>L</mi>
          <mi>e</mi>
        </msub>
        <mi mathvariant="normal">=</mi>
        <msup>
          <mrow>
            <mi stretchy="false" mathvariant="normal">[</mi>
            <mtable>
              <mtr>
                <mtd>
                  <mn>1933.2</mn>
                </mtd>
                <mtd>
                  <mn>991.2</mn>
                </mtd>
                <mtd>
                  <mn>25.2</mn>
                </mtd>
              </mtr>
            </mtable>
            <mi stretchy="false" mathvariant="normal">]</mi>
          </mrow>
          <mi>T</mi>
        </msup>
      </mrow>
      <mtext>. Interestingly, when we use </mtext>
      <mrow>
        <mo stretchy="false">ρ</mo>
        <mi mathvariant="normal">=</mi>
        <msup>
          <mn>10</mn>
          <mrow>
            <mi mathvariant="normal">−</mi>
            <mn>20</mn>
          </mrow>
        </msup>
      </mrow>
      <mtext> and the values</mtext>
    </mrow>
    <annotation encoding="StarMath 5.0">"With " %mu = 0.001,` L_e = [matrix{1933.2 # 991.2 # 25.2}]^T ". Interestingly, when we use " %rho = 10^-20 " and the values"</annotation>
  </semantics>
</math>
</file>

<file path=Object 46/content.xml><?xml version="1.0" encoding="utf-8"?>
<math xmlns="http://www.w3.org/1998/Math/MathML">
  <semantics>
    <mrow>
      <mrow>
        <mo stretchy="false">ρ</mo>
        <mi mathvariant="normal">=</mi>
        <msup>
          <mn>10</mn>
          <mrow>
            <mi mathvariant="normal">−</mi>
            <mn>14</mn>
          </mrow>
        </msup>
      </mrow>
      <mtext>, for which </mtext>
      <mrow>
        <msub>
          <mi>K</mi>
          <mi>e</mi>
        </msub>
        <mi mathvariant="normal">=</mi>
        <mrow>
          <mi stretchy="false" mathvariant="normal">[</mi>
          <mtable>
            <mtr>
              <mtd>
                <mn>496.465</mn>
              </mtd>
              <mtd>
                <mrow>
                  <mn>6.25</mn>
                  <mi mathvariant="normal">⋅</mi>
                  <msup>
                    <mn>10</mn>
                    <mn>4</mn>
                  </msup>
                </mrow>
              </mtd>
              <mtd>
                <mrow>
                  <mn>3.125</mn>
                  <mi mathvariant="normal">⋅</mi>
                  <msup>
                    <mn>10</mn>
                    <mn>7</mn>
                  </msup>
                </mrow>
              </mtd>
            </mtr>
          </mtable>
          <mi stretchy="false" mathvariant="normal">]</mi>
        </mrow>
      </mrow>
      <mi>.</mi>
      <mtext> So we're seeing a trend where if we</mtext>
    </mrow>
    <annotation encoding="StarMath 5.0">%rho = 10^-14 ", for which " K_e = [matrix{496.465 # 6.25 cdot 10^4 # 3.125 cdot 10^7}]. " So we're seeing a trend where if we"</annotation>
  </semantics>
</math>
</file>

<file path=Object 47/content.xml><?xml version="1.0" encoding="utf-8"?>
<math xmlns="http://www.w3.org/1998/Math/MathML">
  <semantics>
    <mtext>design the Kalman filter for less measurement noise (or less model uncertainty) we have to penalize</mtext>
    <annotation encoding="StarMath 5.0">"design the Kalman filter for less measurement noise (or less model uncertainty) we have to penalize"</annotation>
  </semantics>
</math>
</file>

<file path=Object 48/content.xml><?xml version="1.0" encoding="utf-8"?>
<math xmlns="http://www.w3.org/1998/Math/MathML">
  <semantics>
    <mtext>control action more in the LQR cost function, so control is more expensive and gains are lower,</mtext>
    <annotation encoding="StarMath 5.0">"control action more in the LQR cost function, so control is more expensive and gains are lower,"</annotation>
  </semantics>
</math>
</file>

<file path=Object 49/content.xml><?xml version="1.0" encoding="utf-8"?>
<math xmlns="http://www.w3.org/1998/Math/MathML">
  <semantics>
    <mtext>if we want the closed-loop LQG system to be stable despite unmodeled dynamics.</mtext>
    <annotation encoding="StarMath 5.0">"if we want the closed-loop LQG system to be stable despite unmodeled dynamics."</annotation>
  </semantics>
</math>
</file>

<file path=Object 5/content.xml><?xml version="1.0" encoding="utf-8"?>
<math xmlns="http://www.w3.org/1998/Math/MathML">
  <semantics>
    <mrow>
      <mrow>
        <mi>J</mi>
        <mi mathvariant="normal">=</mi>
        <mrow>
          <msubsup>
            <mi mathvariant="normal">∫</mi>
            <mn>0</mn>
            <mi mathvariant="normal">∞</mi>
          </msubsup>
          <mrow>
            <mi stretchy="false" mathvariant="normal">{</mi>
            <mrow>
              <msubsup>
                <mi>x</mi>
                <mi>e</mi>
                <mi>T</mi>
              </msubsup>
              <msubsup>
                <mi>C</mi>
                <mi>e</mi>
                <mi>T</mi>
              </msubsup>
              <msub>
                <mi>C</mi>
                <mi>e</mi>
              </msub>
              <mrow>
                <msub>
                  <mi>x</mi>
                  <mi>e</mi>
                </msub>
                <mo stretchy="false">+</mo>
                <mn>2</mn>
              </mrow>
              <msubsup>
                <mi>x</mi>
                <mi>e</mi>
                <mi>T</mi>
              </msubsup>
              <msub>
                <mi>N</mi>
                <mi>e</mi>
              </msub>
              <mrow>
                <mi>u</mi>
                <mo stretchy="false">+</mo>
                <msup>
                  <mi>u</mi>
                  <mi>T</mi>
                </msup>
              </mrow>
              <msub>
                <mi>R</mi>
                <mi>e</mi>
              </msub>
              <mi>u</mi>
            </mrow>
            <mi stretchy="false" mathvariant="normal">}</mi>
          </mrow>
        </mrow>
      </mrow>
      <mi mathvariant="italic">dt</mi>
    </mrow>
    <annotation encoding="StarMath 5.0">J = int_0^infinity lbrace x_e^T C_e^T C_e x_e + 2 x_e^T N_e u + u^T R_e u rbrace dt</annotation>
  </semantics>
</math>
</file>

<file path=Object 50/content.xml><?xml version="1.0" encoding="utf-8"?>
<math xmlns="http://www.w3.org/1998/Math/MathML">
  <semantics>
    <mrow>
      <mrow>
        <mover accent="true">
          <msub>
            <mi>x</mi>
            <mi>e</mi>
          </msub>
          <mi mathvariant="normal">˙</mi>
        </mover>
        <mi mathvariant="normal">=</mi>
        <msub>
          <mi>A</mi>
          <mi>e</mi>
        </msub>
      </mrow>
      <mrow>
        <msub>
          <mi>x</mi>
          <mi>e</mi>
        </msub>
        <mo stretchy="false">+</mo>
        <msub>
          <mi>B</mi>
          <mi>e</mi>
        </msub>
      </mrow>
      <mrow>
        <mrow>
          <mo stretchy="false">(</mo>
          <mrow>
            <mrow>
              <mi mathvariant="normal">−</mi>
              <mi>L</mi>
            </mrow>
            <mrow>
              <msub>
                <mi>x</mi>
                <mi>e</mi>
              </msub>
              <mo stretchy="false">+</mo>
              <mi>v</mi>
            </mrow>
          </mrow>
          <mo stretchy="false">)</mo>
        </mrow>
        <mi mathvariant="normal">=</mi>
        <mrow>
          <mo stretchy="false">(</mo>
          <mrow>
            <mrow>
              <msub>
                <mi>A</mi>
                <mi>e</mi>
              </msub>
              <mi mathvariant="normal">−</mi>
              <msub>
                <mi>B</mi>
                <mi>e</mi>
              </msub>
            </mrow>
            <mi>L</mi>
          </mrow>
          <mo stretchy="false">)</mo>
        </mrow>
      </mrow>
      <mrow>
        <msub>
          <mi>x</mi>
          <mi>e</mi>
        </msub>
        <mo stretchy="false">+</mo>
        <msub>
          <mi>B</mi>
          <mi>e</mi>
        </msub>
      </mrow>
      <mrow>
        <mi>v</mi>
        <mi mathvariant="normal">=</mi>
        <mrow>
          <mo stretchy="false">(</mo>
          <mrow>
            <mrow>
              <msub>
                <mi>A</mi>
                <mi>e</mi>
              </msub>
              <mi mathvariant="normal">−</mi>
              <msub>
                <mi>B</mi>
                <mi>e</mi>
              </msub>
            </mrow>
            <msubsup>
              <mi>R</mi>
              <mi>e</mi>
              <mrow>
                <mi mathvariant="normal">−</mi>
                <mn>1</mn>
              </mrow>
            </msubsup>
            <msubsup>
              <mi>N</mi>
              <mi>e</mi>
              <mi>T</mi>
            </msubsup>
          </mrow>
          <mo stretchy="false">)</mo>
        </mrow>
      </mrow>
      <mrow>
        <msub>
          <mi>x</mi>
          <mi>e</mi>
        </msub>
        <mo stretchy="false">+</mo>
        <msub>
          <mi>B</mi>
          <mi>e</mi>
        </msub>
      </mrow>
      <mrow>
        <mi>v</mi>
        <mi mathvariant="normal">=</mi>
        <mover accent="true">
          <msub>
            <mi>A</mi>
            <mi>e</mi>
          </msub>
          <mo stretchy="false">ˉ</mo>
        </mover>
      </mrow>
      <mrow>
        <msub>
          <mi>x</mi>
          <mi>e</mi>
        </msub>
        <mo stretchy="false">+</mo>
        <msub>
          <mi>B</mi>
          <mi>e</mi>
        </msub>
      </mrow>
      <mi>v</mi>
    </mrow>
    <annotation encoding="StarMath 5.0">dot x_e = A_e x_e + B_e (-L x_e + v) = (A_e - B_e L) x_e + B_e v = (A_e - B_e R_e^-1 N_e^T) x_e + B_e v = bar A_e x_e + B_e v</annotation>
  </semantics>
</math>
</file>

<file path=Object 51/content.xml><?xml version="1.0" encoding="utf-8"?>
<math xmlns="http://www.w3.org/1998/Math/MathML">
  <semantics>
    <mrow>
      <mrow>
        <mi>J</mi>
        <mi mathvariant="normal">=</mi>
        <mrow>
          <msubsup>
            <mi mathvariant="normal">∫</mi>
            <mn>0</mn>
            <mi mathvariant="normal">∞</mi>
          </msubsup>
          <mrow>
            <mi stretchy="false" mathvariant="normal">{</mi>
            <mrow>
              <msubsup>
                <mi>x</mi>
                <mi>e</mi>
                <mi>T</mi>
              </msubsup>
              <mover accent="true">
                <msub>
                  <mi>Q</mi>
                  <mi>e</mi>
                </msub>
                <mo stretchy="false">ˉ</mo>
              </mover>
              <mrow>
                <msub>
                  <mi>x</mi>
                  <mi>e</mi>
                </msub>
                <mo stretchy="false">+</mo>
                <mo stretchy="false">ρ</mo>
              </mrow>
              <msup>
                <mi>v</mi>
                <mi>T</mi>
              </msup>
              <msubsup>
                <mi>D</mi>
                <mn>2</mn>
                <mi>T</mi>
              </msubsup>
              <msub>
                <mi>D</mi>
                <mn>2</mn>
              </msub>
              <mi>v</mi>
            </mrow>
            <mi stretchy="false" mathvariant="normal">}</mi>
          </mrow>
        </mrow>
      </mrow>
      <mi mathvariant="italic">dt</mi>
    </mrow>
    <annotation encoding="StarMath 5.0">J = int_0^infinity lbrace x_e^T bar Q_e x_e + %rho v^T D_2^T D_2 v rbrace dt</annotation>
  </semantics>
</math>
</file>

<file path=Object 52/content.xml><?xml version="1.0" encoding="utf-8"?>
<math xmlns="http://www.w3.org/1998/Math/MathML">
  <semantics>
    <mrow>
      <mrow>
        <mover accent="true">
          <msub>
            <mi>Q</mi>
            <mi>e</mi>
          </msub>
          <mo stretchy="false">ˉ</mo>
        </mover>
        <mi mathvariant="normal">=</mi>
        <msubsup>
          <mi>C</mi>
          <mi>e</mi>
          <mi>T</mi>
        </msubsup>
      </mrow>
      <mrow>
        <msub>
          <mi>C</mi>
          <mi>e</mi>
        </msub>
        <mi mathvariant="normal">−</mi>
        <msub>
          <mi>N</mi>
          <mi>e</mi>
        </msub>
      </mrow>
      <msubsup>
        <mi>R</mi>
        <mi>e</mi>
        <mrow>
          <mi mathvariant="normal">−</mi>
          <mn>1</mn>
        </mrow>
      </msubsup>
      <msubsup>
        <mi>N</mi>
        <mi>e</mi>
        <mi>T</mi>
      </msubsup>
    </mrow>
    <annotation encoding="StarMath 5.0">bar Q_e = C_e^T C_e - N_e R_e^-1 N_e^T</annotation>
  </semantics>
</math>
</file>

<file path=Object 53/content.xml><?xml version="1.0" encoding="utf-8"?>
<math xmlns="http://www.w3.org/1998/Math/MathML">
  <semantics>
    <mrow>
      <mrow>
        <mover accent="true">
          <msub>
            <mi>Q</mi>
            <mi>e</mi>
          </msub>
          <mo stretchy="false">ˉ</mo>
        </mover>
        <mi mathvariant="normal">=</mi>
        <mfenced open="[" close="]">
          <mtable>
            <mtr>
              <mtd>
                <mrow>
                  <msup>
                    <mi>C</mi>
                    <mi>T</mi>
                  </msup>
                  <msubsup>
                    <mi>D</mi>
                    <mi>r</mi>
                    <mi>T</mi>
                  </msubsup>
                </mrow>
              </mtd>
              <mtd>
                <msubsup>
                  <mi>D</mi>
                  <mn>1</mn>
                  <mi>T</mi>
                </msubsup>
              </mtd>
              <mtd>
                <mn>0</mn>
              </mtd>
            </mtr>
            <mtr>
              <mtd>
                <msubsup>
                  <mi>C</mi>
                  <mi>r</mi>
                  <mi>T</mi>
                </msubsup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sup>
                  <mi>C</mi>
                  <mn>1</mn>
                  <mi>T</mi>
                </msubsup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sqrt>
                    <mo stretchy="false">ρ</mo>
                  </msqrt>
                  <msubsup>
                    <mi>C</mi>
                    <mn>2</mn>
                    <mi>T</mi>
                  </msubsup>
                </mrow>
              </mtd>
            </mtr>
          </mtable>
        </mfenced>
      </mrow>
      <mrow>
        <mfenced open="[" close="]">
          <mtable>
            <mtr>
              <mtd>
                <mrow>
                  <msub>
                    <mi>D</mi>
                    <mi>r</mi>
                  </msub>
                  <mi>C</mi>
                </mrow>
              </mtd>
              <mtd>
                <msub>
                  <mi>C</mi>
                  <mi>r</mi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D</mi>
                  <mn>1</mn>
                </msub>
              </mtd>
              <mtd>
                <mn>0</mn>
              </mtd>
              <mtd>
                <msub>
                  <mi>C</mi>
                  <mn>1</mn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sqrt>
                    <mo stretchy="false">ρ</mo>
                  </msqrt>
                  <msub>
                    <mi>C</mi>
                    <mn>2</mn>
                  </msub>
                </mrow>
              </mtd>
            </mtr>
          </mtable>
        </mfenced>
        <mi mathvariant="normal">−</mi>
        <mfenced open="[" close="]"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  <mtr>
              <mtd>
                <mrow>
                  <mo stretchy="false">ρ</mo>
                  <msubsup>
                    <mi>C</mi>
                    <mn>2</mn>
                    <mi>T</mi>
                  </msubsup>
                  <msub>
                    <mi>D</mi>
                    <mn>2</mn>
                  </msub>
                </mrow>
              </mtd>
            </mtr>
          </mtable>
        </mfenced>
      </mrow>
      <msup>
        <mrow>
          <mo stretchy="false">(</mo>
          <mrow>
            <mo stretchy="false">ρ</mo>
            <msubsup>
              <mi>D</mi>
              <mn>2</mn>
              <mi>T</mi>
            </msubsup>
            <msub>
              <mi>D</mi>
              <mn>2</mn>
            </msub>
          </mrow>
          <mo stretchy="false">)</mo>
        </mrow>
        <mrow>
          <mi mathvariant="normal">−</mi>
          <mn>1</mn>
        </mrow>
      </msup>
      <mrow>
        <mi stretchy="false" mathvariant="normal">[</mi>
        <mtable>
          <mtr>
            <mtd>
              <mn>0</mn>
            </mtd>
            <mtd>
              <mn>0</mn>
            </mtd>
            <mtd>
              <mn>0</mn>
            </mtd>
            <mtd>
              <mrow>
                <mo stretchy="false">ρ</mo>
                <msubsup>
                  <mi>D</mi>
                  <mn>2</mn>
                  <mi>T</mi>
                </msubsup>
                <msub>
                  <mi>C</mi>
                  <mn>2</mn>
                </msub>
              </mrow>
            </mtd>
          </mtr>
        </mtable>
        <mi stretchy="false" mathvariant="normal">]</mi>
      </mrow>
    </mrow>
    <annotation encoding="StarMath 5.0">bar Q_e = left [ matrix { C^T D_r^T # D_1^T # 0 ## C_r^T # 0 # 0 ## 0 # C_1^T # 0 ## 0 # 0 # sqrt{%rho} C_2^T } right ] left [ matrix { D_r C # C_r # 0 # 0 ## D_1 # 0 # C_1 # 0 ## 0 # 0 # 0 # sqrt{%rho} C_2 } right ] - left [ matrix { 0 ## 0 ## 0 ## %rho C_2^T D_2 } right ] (%rho D_2^T D_2)^-1 [matrix{0 # 0 # 0 # %rho D_2^T C_2}]</annotation>
  </semantics>
</math>
</file>

<file path=Object 54/content.xml><?xml version="1.0" encoding="utf-8"?>
<math xmlns="http://www.w3.org/1998/Math/MathML">
  <semantics>
    <mrow>
      <mover accent="true">
        <msub>
          <mi>Q</mi>
          <mi>e</mi>
        </msub>
        <mo stretchy="false">ˉ</mo>
      </mover>
      <mi mathvariant="normal">=</mi>
      <mrow>
        <mfenced open="[" close="]">
          <mtable>
            <mtr>
              <mtd>
                <mrow>
                  <msup>
                    <mi>C</mi>
                    <mi>T</mi>
                  </msup>
                  <msubsup>
                    <mi>D</mi>
                    <mi>r</mi>
                    <mi>T</mi>
                  </msubsup>
                  <msub>
                    <mi>D</mi>
                    <mi>r</mi>
                  </msub>
                  <mrow>
                    <mi>C</mi>
                    <mo stretchy="false">+</mo>
                    <msubsup>
                      <mi>D</mi>
                      <mn>1</mn>
                      <mi>T</mi>
                    </msubsup>
                  </mrow>
                  <msub>
                    <mi>D</mi>
                    <mn>1</mn>
                  </msub>
                </mrow>
              </mtd>
              <mtd>
                <mrow>
                  <msup>
                    <mi>C</mi>
                    <mi>T</mi>
                  </msup>
                  <msubsup>
                    <mi>D</mi>
                    <mi>r</mi>
                    <mi>T</mi>
                  </msubsup>
                  <msub>
                    <mi>C</mi>
                    <mi>r</mi>
                  </msub>
                </mrow>
              </mtd>
              <mtd>
                <mrow>
                  <msubsup>
                    <mi>D</mi>
                    <mn>1</mn>
                    <mi>T</mi>
                  </msubsup>
                  <msub>
                    <mi>C</mi>
                    <mn>1</mn>
                  </msub>
                </mrow>
              </mtd>
              <mtd>
                <mn>0</mn>
              </mtd>
            </mtr>
            <mtr>
              <mtd>
                <mrow>
                  <msubsup>
                    <mi>C</mi>
                    <mi>r</mi>
                    <mi>T</mi>
                  </msubsup>
                  <msub>
                    <mi>D</mi>
                    <mi>r</mi>
                  </msub>
                  <mi>C</mi>
                </mrow>
              </mtd>
              <mtd>
                <mrow>
                  <msubsup>
                    <mi>C</mi>
                    <mi>r</mi>
                    <mi>T</mi>
                  </msubsup>
                  <msub>
                    <mi>C</mi>
                    <mi>r</mi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row>
                  <msubsup>
                    <mi>C</mi>
                    <mn>1</mn>
                    <mi>T</mi>
                  </msubsup>
                  <msub>
                    <mi>D</mi>
                    <mn>1</mn>
                  </msub>
                </mrow>
              </mtd>
              <mtd>
                <mn>0</mn>
              </mtd>
              <mtd>
                <mrow>
                  <msubsup>
                    <mi>C</mi>
                    <mn>1</mn>
                    <mi>T</mi>
                  </msubsup>
                  <msub>
                    <mi>C</mi>
                    <mn>1</mn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ρ</mo>
                  <msubsup>
                    <mi>C</mi>
                    <mn>2</mn>
                    <mi>T</mi>
                  </msubsup>
                  <msub>
                    <mi>C</mi>
                    <mn>2</mn>
                  </msub>
                </mrow>
              </mtd>
            </mtr>
          </mtable>
        </mfenced>
        <mi mathvariant="normal">−</mi>
        <mfenced open="[" close="]"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ρ</mo>
                  <msubsup>
                    <mi>C</mi>
                    <mn>2</mn>
                    <mi>T</mi>
                  </msubsup>
                  <msub>
                    <mi>D</mi>
                    <mn>2</mn>
                  </msub>
                  <msup>
                    <mrow>
                      <mo stretchy="false">(</mo>
                      <mrow>
                        <msubsup>
                          <mi>D</mi>
                          <mn>2</mn>
                          <mi>T</mi>
                        </msubsup>
                        <msub>
                          <mi>D</mi>
                          <mn>2</mn>
                        </msub>
                      </mrow>
                      <mo stretchy="false">)</mo>
                    </mrow>
                    <mrow>
                      <mi mathvariant="normal">−</mi>
                      <mn>1</mn>
                    </mrow>
                  </msup>
                  <msubsup>
                    <mi>D</mi>
                    <mn>2</mn>
                    <mi>T</mi>
                  </msubsup>
                  <msub>
                    <mi>C</mi>
                    <mn>2</mn>
                  </msub>
                </mrow>
              </mtd>
            </mtr>
          </mtable>
        </mfenced>
      </mrow>
    </mrow>
    <annotation encoding="StarMath 5.0">bar Q_e = left [ matrix { C^T D_r^T D_r C + D_1^T D_1 # C^T D_r^T C_r # D_1^T C_1 # 0 ## C_r^T D_r C # C_r^T C_r # 0 # 0 ## C_1^T D_1 # 0 # C_1^T C_1 # 0 ## 0 # 0 # 0 # %rho C_2^T C_2 } right ] - left [ matrix { 0 # 0 # 0 # 0 ## 0 # 0 # 0 # 0 ## 0 # 0 # 0 # 0 ## 0 # 0 # 0 # %rho C_2^T D_2 (D_2^T D_2)^-1 D_2^T C_2 } right ]</annotation>
  </semantics>
</math>
</file>

<file path=Object 55/content.xml><?xml version="1.0" encoding="utf-8"?>
<math xmlns="http://www.w3.org/1998/Math/MathML">
  <semantics>
    <mrow>
      <mover accent="true">
        <msub>
          <mi>Q</mi>
          <mi>e</mi>
        </msub>
        <mo stretchy="false">ˉ</mo>
      </mover>
      <mi mathvariant="normal">=</mi>
      <mrow>
        <mfenced open="[" close="]">
          <mtable>
            <mtr>
              <mtd>
                <mrow>
                  <msup>
                    <mi>C</mi>
                    <mi>T</mi>
                  </msup>
                  <msubsup>
                    <mi>D</mi>
                    <mi>r</mi>
                    <mi>T</mi>
                  </msubsup>
                  <msub>
                    <mi>D</mi>
                    <mi>r</mi>
                  </msub>
                  <mrow>
                    <mi>C</mi>
                    <mo stretchy="false">+</mo>
                    <msubsup>
                      <mi>D</mi>
                      <mn>1</mn>
                      <mi>T</mi>
                    </msubsup>
                  </mrow>
                  <msub>
                    <mi>D</mi>
                    <mn>1</mn>
                  </msub>
                </mrow>
              </mtd>
              <mtd>
                <mrow>
                  <msup>
                    <mi>C</mi>
                    <mi>T</mi>
                  </msup>
                  <msubsup>
                    <mi>D</mi>
                    <mi>r</mi>
                    <mi>T</mi>
                  </msubsup>
                  <msub>
                    <mi>C</mi>
                    <mi>r</mi>
                  </msub>
                </mrow>
              </mtd>
              <mtd>
                <mrow>
                  <msubsup>
                    <mi>D</mi>
                    <mn>1</mn>
                    <mi>T</mi>
                  </msubsup>
                  <msub>
                    <mi>C</mi>
                    <mn>1</mn>
                  </msub>
                </mrow>
              </mtd>
              <mtd>
                <mn>0</mn>
              </mtd>
            </mtr>
            <mtr>
              <mtd>
                <mrow>
                  <msubsup>
                    <mi>C</mi>
                    <mi>r</mi>
                    <mi>T</mi>
                  </msubsup>
                  <msub>
                    <mi>D</mi>
                    <mi>r</mi>
                  </msub>
                  <mi>C</mi>
                </mrow>
              </mtd>
              <mtd>
                <mrow>
                  <msubsup>
                    <mi>C</mi>
                    <mi>r</mi>
                    <mi>T</mi>
                  </msubsup>
                  <msub>
                    <mi>C</mi>
                    <mi>r</mi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row>
                  <msubsup>
                    <mi>C</mi>
                    <mn>1</mn>
                    <mi>T</mi>
                  </msubsup>
                  <msub>
                    <mi>D</mi>
                    <mn>1</mn>
                  </msub>
                </mrow>
              </mtd>
              <mtd>
                <mn>0</mn>
              </mtd>
              <mtd>
                <mrow>
                  <msubsup>
                    <mi>C</mi>
                    <mn>1</mn>
                    <mi>T</mi>
                  </msubsup>
                  <msub>
                    <mi>C</mi>
                    <mn>1</mn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fenced>
        <mo stretchy="false">+</mo>
        <mfenced open="[" close="]"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ρ</mo>
                  <msubsup>
                    <mi>C</mi>
                    <mn>2</mn>
                    <mi>T</mi>
                  </msubsup>
                  <mrow>
                    <mo stretchy="false">(</mo>
                    <mrow>
                      <mrow>
                        <mi>I</mi>
                        <mi mathvariant="normal">−</mi>
                        <msub>
                          <mi>D</mi>
                          <mn>2</mn>
                        </msub>
                      </mrow>
                      <msup>
                        <mrow>
                          <mo stretchy="false">(</mo>
                          <mrow>
                            <msubsup>
                              <mi>D</mi>
                              <mn>2</mn>
                              <mi>T</mi>
                            </msubsup>
                            <msub>
                              <mi>D</mi>
                              <mn>2</mn>
                            </msub>
                          </mrow>
                          <mo stretchy="false">)</mo>
                        </mrow>
                        <mrow>
                          <mi mathvariant="normal">−</mi>
                          <mn>1</mn>
                        </mrow>
                      </msup>
                      <msubsup>
                        <mi>D</mi>
                        <mn>2</mn>
                        <mi>T</mi>
                      </msubsup>
                    </mrow>
                    <mo stretchy="false">)</mo>
                  </mrow>
                  <msub>
                    <mi>C</mi>
                    <mn>2</mn>
                  </msub>
                </mrow>
              </mtd>
            </mtr>
          </mtable>
        </mfenced>
      </mrow>
    </mrow>
    <annotation encoding="StarMath 5.0">bar Q_e = left [ matrix { C^T D_r^T D_r C + D_1^T D_1 # C^T D_r^T C_r # D_1^T C_1 # 0 ## C_r^T D_r C # C_r^T C_r # 0 # 0 ## C_1^T D_1 # 0 # C_1^T C_1 # 0 ## 0 # 0 # 0 # 0 } right ] + left [ matrix { 0 # 0 # 0 # 0 ## 0 # 0 # 0 # 0 ## 0 # 0 # 0 # 0 ## 0 # 0 # 0 # %rho C_2^T (I - D_2 (D_2^T D_2)^-1 D_2^T) C_2 } right ]</annotation>
  </semantics>
</math>
</file>

<file path=Object 56/content.xml><?xml version="1.0" encoding="utf-8"?>
<math xmlns="http://www.w3.org/1998/Math/MathML">
  <semantics>
    <mrow>
      <mtext>Let </mtext>
      <mrow>
        <mi>z</mi>
        <mi mathvariant="normal">=</mi>
        <mrow>
          <mo stretchy="false">(</mo>
          <mrow>
            <mrow>
              <mi>I</mi>
              <mi mathvariant="normal">−</mi>
              <msub>
                <mi>D</mi>
                <mn>2</mn>
              </msub>
            </mrow>
            <msup>
              <mrow>
                <mo stretchy="false">(</mo>
                <mrow>
                  <msubsup>
                    <mi>D</mi>
                    <mn>2</mn>
                    <mi>T</mi>
                  </msubsup>
                  <msub>
                    <mi>D</mi>
                    <mn>2</mn>
                  </msub>
                </mrow>
                <mo stretchy="false">)</mo>
              </mrow>
              <mrow>
                <mi mathvariant="normal">−</mi>
                <mn>1</mn>
              </mrow>
            </msup>
            <msubsup>
              <mi>D</mi>
              <mn>2</mn>
              <mi>T</mi>
            </msubsup>
          </mrow>
          <mo stretchy="false">)</mo>
        </mrow>
      </mrow>
      <mtext>, then we have </mtext>
      <msubsup>
        <mi>D</mi>
        <mn>2</mn>
        <mi>T</mi>
      </msubsup>
      <mrow>
        <mi>z</mi>
        <mi mathvariant="normal">=</mi>
        <mrow>
          <msubsup>
            <mi>D</mi>
            <mn>2</mn>
            <mi>T</mi>
          </msubsup>
          <mi mathvariant="normal">−</mi>
          <msubsup>
            <mi>D</mi>
            <mn>2</mn>
            <mi>T</mi>
          </msubsup>
        </mrow>
      </mrow>
      <msub>
        <mi>D</mi>
        <mn>2</mn>
      </msub>
      <msup>
        <mrow>
          <mo stretchy="false">(</mo>
          <mrow>
            <msubsup>
              <mi>D</mi>
              <mn>2</mn>
              <mi>T</mi>
            </msubsup>
            <msub>
              <mi>D</mi>
              <mn>2</mn>
            </msub>
          </mrow>
          <mo stretchy="false">)</mo>
        </mrow>
        <mrow>
          <mi mathvariant="normal">−</mi>
          <mn>1</mn>
        </mrow>
      </msup>
      <mrow>
        <mrow>
          <msubsup>
            <mi>D</mi>
            <mn>2</mn>
            <mi>T</mi>
          </msubsup>
          <mi mathvariant="normal">=</mi>
          <mrow>
            <msubsup>
              <mi>D</mi>
              <mn>2</mn>
              <mi>T</mi>
            </msubsup>
            <mi mathvariant="normal">−</mi>
            <msubsup>
              <mi>D</mi>
              <mn>2</mn>
              <mi>T</mi>
            </msubsup>
          </mrow>
        </mrow>
        <mi mathvariant="normal">=</mi>
        <mn>0</mn>
      </mrow>
    </mrow>
    <annotation encoding="StarMath 5.0">"Let " z = (I - D_2 (D_2^T D_2)^-1 D_2^T) ", then we have " D_2^T z = D_2^T - D_2^T D_2 (D_2^T D_2)^-1 D_2^T = D_2^T - D_2^T = 0</annotation>
  </semantics>
</math>
</file>

<file path=Object 57/content.xml><?xml version="1.0" encoding="utf-8"?>
<math xmlns="http://www.w3.org/1998/Math/MathML">
  <semantics>
    <mrow>
      <mtext>assuming </mtext>
      <mi>rank</mi>
      <mrow>
        <mrow>
          <mo stretchy="false">(</mo>
          <msubsup>
            <mi>D</mi>
            <mn>2</mn>
            <mi>T</mi>
          </msubsup>
          <mo stretchy="false">)</mo>
        </mrow>
        <mi mathvariant="normal">≥</mi>
        <mn>1,</mn>
      </mrow>
      <mtext> this can only be true if </mtext>
      <mrow>
        <mrow>
          <mi>z</mi>
          <mi mathvariant="normal">=</mi>
          <mrow>
            <mo stretchy="false">(</mo>
            <mrow>
              <mrow>
                <mi>I</mi>
                <mi mathvariant="normal">−</mi>
                <msub>
                  <mi>D</mi>
                  <mn>2</mn>
                </msub>
              </mrow>
              <msup>
                <mrow>
                  <mo stretchy="false">(</mo>
                  <mrow>
                    <msubsup>
                      <mi>D</mi>
                      <mn>2</mn>
                      <mi>T</mi>
                    </msubsup>
                    <msub>
                      <mi>D</mi>
                      <mn>2</mn>
                    </msub>
                  </mrow>
                  <mo stretchy="false">)</mo>
                </mrow>
                <mrow>
                  <mi mathvariant="normal">−</mi>
                  <mn>1</mn>
                </mrow>
              </msup>
              <msubsup>
                <mi>D</mi>
                <mn>2</mn>
                <mi>T</mi>
              </msubsup>
            </mrow>
            <mo stretchy="false">)</mo>
          </mrow>
        </mrow>
        <mi mathvariant="normal">=</mi>
        <mn>0</mn>
      </mrow>
    </mrow>
    <annotation encoding="StarMath 5.0">"assuming " func rank(D_2^T) &gt;= 1, " this can only be true if " z = (I - D_2 (D_2^T D_2)^-1 D_2^T) = 0</annotation>
  </semantics>
</math>
</file>

<file path=Object 58/content.xml><?xml version="1.0" encoding="utf-8"?>
<math xmlns="http://www.w3.org/1998/Math/MathML">
  <semantics>
    <mrow>
      <mtext>so </mtext>
      <mrow>
        <mover accent="true">
          <msub>
            <mi>Q</mi>
            <mi>e</mi>
          </msub>
          <mo stretchy="false">ˉ</mo>
        </mover>
        <mi mathvariant="normal">=</mi>
        <msubsup>
          <mi>C</mi>
          <mi>e</mi>
          <mi>T</mi>
        </msubsup>
      </mrow>
      <mrow>
        <msub>
          <mi>C</mi>
          <mi>e</mi>
        </msub>
        <mi mathvariant="normal">−</mi>
        <msub>
          <mi>N</mi>
          <mi>e</mi>
        </msub>
      </mrow>
      <msubsup>
        <mi>R</mi>
        <mi>e</mi>
        <mrow>
          <mi mathvariant="normal">−</mi>
          <mn>1</mn>
        </mrow>
      </msubsup>
      <mrow>
        <mrow>
          <msubsup>
            <mi>N</mi>
            <mi>e</mi>
            <mi>T</mi>
          </msubsup>
          <mi mathvariant="normal">=</mi>
          <mfenced open="[" close="]">
            <mtable>
              <mtr>
                <mtd>
                  <mrow>
                    <msup>
                      <mi>C</mi>
                      <mi>T</mi>
                    </msup>
                    <msubsup>
                      <mi>D</mi>
                      <mi>r</mi>
                      <mi>T</mi>
                    </msubsup>
                    <msub>
                      <mi>D</mi>
                      <mi>r</mi>
                    </msub>
                    <mrow>
                      <mi>C</mi>
                      <mo stretchy="false">+</mo>
                      <msubsup>
                        <mi>D</mi>
                        <mn>1</mn>
                        <mi>T</mi>
                      </msubsup>
                    </mrow>
                    <msub>
                      <mi>D</mi>
                      <mn>1</mn>
                    </msub>
                  </mrow>
                </mtd>
                <mtd>
                  <mrow>
                    <msup>
                      <mi>C</mi>
                      <mi>T</mi>
                    </msup>
                    <msubsup>
                      <mi>D</mi>
                      <mi>r</mi>
                      <mi>T</mi>
                    </msubsup>
                    <msub>
                      <mi>C</mi>
                      <mi>r</mi>
                    </msub>
                  </mrow>
                </mtd>
                <mtd>
                  <mrow>
                    <msubsup>
                      <mi>D</mi>
                      <mn>1</mn>
                      <mi>T</mi>
                    </msubsup>
                    <msub>
                      <mi>C</mi>
                      <mn>1</mn>
                    </msub>
                  </mrow>
                </mtd>
                <mtd>
                  <mn>0</mn>
                </mtd>
              </mtr>
              <mtr>
                <mtd>
                  <mrow>
                    <msubsup>
                      <mi>C</mi>
                      <mi>r</mi>
                      <mi>T</mi>
                    </msubsup>
                    <msub>
                      <mi>D</mi>
                      <mi>r</mi>
                    </msub>
                    <mi>C</mi>
                  </mrow>
                </mtd>
                <mtd>
                  <mrow>
                    <msubsup>
                      <mi>C</mi>
                      <mi>r</mi>
                      <mi>T</mi>
                    </msubsup>
                    <msub>
                      <mi>C</mi>
                      <mi>r</mi>
                    </msub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subsup>
                      <mi>C</mi>
                      <mn>1</mn>
                      <mi>T</mi>
                    </msubsup>
                    <msub>
                      <mi>D</mi>
                      <mn>1</mn>
                    </msub>
                  </mrow>
                </mtd>
                <mtd>
                  <mn>0</mn>
                </mtd>
                <mtd>
                  <mrow>
                    <msubsup>
                      <mi>C</mi>
                      <mn>1</mn>
                      <mi>T</mi>
                    </msubsup>
                    <msub>
                      <mi>C</mi>
                      <mn>1</mn>
                    </msub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fenced>
        </mrow>
        <mi mathvariant="normal">=</mi>
        <msubsup>
          <mi>C</mi>
          <mi>q</mi>
          <mi>T</mi>
        </msubsup>
      </mrow>
      <msub>
        <mi>C</mi>
        <mi>q</mi>
      </msub>
    </mrow>
    <annotation encoding="StarMath 5.0">"so " bar Q_e = C_e^T C_e - N_e R_e^-1 N_e^T = left [ matrix { C^T D_r^T D_r C + D_1^T D_1 # C^T D_r^T C_r # D_1^T C_1 # 0 ## C_r^T D_r C # C_r^T C_r # 0 # 0 ## C_1^T D_1 # 0 # C_1^T C_1 # 0 ## 0 # 0 # 0 # 0 } right ] = C_q^T C_q</annotation>
  </semantics>
</math>
</file>

<file path=Object 59/content.xml><?xml version="1.0" encoding="utf-8"?>
<math xmlns="http://www.w3.org/1998/Math/MathML">
  <semantics>
    <mrow>
      <mtext>Continuous infinite-horizon LQR solution: </mtext>
      <mrow>
        <mi>v</mi>
        <mi mathvariant="normal">=</mi>
        <mrow>
          <mi mathvariant="normal">−</mi>
          <msubsup>
            <mi>R</mi>
            <mi>e</mi>
            <mrow>
              <mi mathvariant="normal">−</mi>
              <mn>1</mn>
            </mrow>
          </msubsup>
        </mrow>
      </mrow>
      <msubsup>
        <mi>B</mi>
        <mi>e</mi>
        <mi>T</mi>
      </msubsup>
      <msub>
        <mi>P</mi>
        <mi>e</mi>
      </msub>
      <msub>
        <mi>x</mi>
        <mi>e</mi>
      </msub>
      <mi>,</mi>
      <mi/>
      <msup>
        <mover accent="true">
          <msub>
            <mi>A</mi>
            <mi>e</mi>
          </msub>
          <mo stretchy="false">ˉ</mo>
        </mover>
        <mi>T</mi>
      </msup>
      <mrow>
        <msub>
          <mi>P</mi>
          <mi>e</mi>
        </msub>
        <mo stretchy="false">+</mo>
        <msub>
          <mi>P</mi>
          <mi>e</mi>
        </msub>
      </mrow>
      <mrow>
        <mover accent="true">
          <msub>
            <mi>A</mi>
            <mi>e</mi>
          </msub>
          <mo stretchy="false">ˉ</mo>
        </mover>
        <mi mathvariant="normal">−</mi>
        <msub>
          <mi>P</mi>
          <mi>e</mi>
        </msub>
      </mrow>
      <msub>
        <mi>B</mi>
        <mi>e</mi>
      </msub>
      <msubsup>
        <mi>R</mi>
        <mi>e</mi>
        <mrow>
          <mi mathvariant="normal">−</mi>
          <mn>1</mn>
        </mrow>
      </msubsup>
      <msubsup>
        <mi>B</mi>
        <mi>e</mi>
        <mi>T</mi>
      </msubsup>
      <mrow>
        <mrow>
          <msub>
            <mi>P</mi>
            <mi>e</mi>
          </msub>
          <mo stretchy="false">+</mo>
          <mover accent="true">
            <msub>
              <mi>Q</mi>
              <mi>e</mi>
            </msub>
            <mo stretchy="false">ˉ</mo>
          </mover>
        </mrow>
        <mi mathvariant="normal">=</mi>
        <mn>0</mn>
      </mrow>
    </mrow>
    <annotation encoding="StarMath 5.0">"Continuous infinite-horizon LQR solution: " v = - R_e^-1 B_e^T P_e x_e ,` {bar A_e}^T P_e + P_e bar A_e - P_e B_e R_e^-1 B_e^T P_e + bar Q_e = 0</annotation>
  </semantics>
</math>
</file>

<file path=Object 6/content.xml><?xml version="1.0" encoding="utf-8"?>
<math xmlns="http://www.w3.org/1998/Math/MathML">
  <semantics>
    <mrow>
      <mrow>
        <mi>u</mi>
        <mi mathvariant="normal">=</mi>
        <mrow>
          <mi mathvariant="normal">−</mi>
          <mi>L</mi>
        </mrow>
      </mrow>
      <mrow>
        <msub>
          <mi>x</mi>
          <mi>e</mi>
        </msub>
        <mo stretchy="false">+</mo>
        <mi>v</mi>
      </mrow>
    </mrow>
    <annotation encoding="StarMath 5.0">u = - L x_e + v</annotation>
  </semantics>
</math>
</file>

<file path=Object 60/content.xml><?xml version="1.0" encoding="utf-8"?>
<math xmlns="http://www.w3.org/1998/Math/MathML">
  <semantics>
    <mrow>
      <mrow>
        <mi>u</mi>
        <mi mathvariant="normal">=</mi>
        <mrow>
          <mi mathvariant="normal">−</mi>
          <mi>L</mi>
        </mrow>
      </mrow>
      <mrow>
        <mrow>
          <msub>
            <mi>x</mi>
            <mi>e</mi>
          </msub>
          <mo stretchy="false">+</mo>
          <mi>v</mi>
        </mrow>
        <mi mathvariant="normal">=</mi>
        <mrow>
          <mi mathvariant="normal">−</mi>
          <msubsup>
            <mi>R</mi>
            <mi>e</mi>
            <mrow>
              <mi mathvariant="normal">−</mi>
              <mn>1</mn>
            </mrow>
          </msubsup>
        </mrow>
      </mrow>
      <msubsup>
        <mi>N</mi>
        <mi>e</mi>
        <mi>T</mi>
      </msubsup>
      <mrow>
        <msub>
          <mi>x</mi>
          <mi>e</mi>
        </msub>
        <mi mathvariant="normal">−</mi>
        <msubsup>
          <mi>R</mi>
          <mi>e</mi>
          <mrow>
            <mi mathvariant="normal">−</mi>
            <mn>1</mn>
          </mrow>
        </msubsup>
      </mrow>
      <msubsup>
        <mi>B</mi>
        <mi>e</mi>
        <mi>T</mi>
      </msubsup>
      <msub>
        <mi>P</mi>
        <mi>e</mi>
      </msub>
      <mrow>
        <msub>
          <mi>x</mi>
          <mi>e</mi>
        </msub>
        <mi mathvariant="normal">=</mi>
        <mrow>
          <mi mathvariant="normal">−</mi>
          <msubsup>
            <mi>R</mi>
            <mi>e</mi>
            <mrow>
              <mi mathvariant="normal">−</mi>
              <mn>1</mn>
            </mrow>
          </msubsup>
        </mrow>
      </mrow>
      <mrow>
        <mo stretchy="false">(</mo>
        <mrow>
          <msubsup>
            <mi>B</mi>
            <mi>e</mi>
            <mi>T</mi>
          </msubsup>
          <mrow>
            <msub>
              <mi>P</mi>
              <mi>e</mi>
            </msub>
            <mo stretchy="false">+</mo>
            <msubsup>
              <mi>N</mi>
              <mi>e</mi>
              <mi>T</mi>
            </msubsup>
          </mrow>
        </mrow>
        <mo stretchy="false">)</mo>
      </mrow>
      <mrow>
        <msub>
          <mi>x</mi>
          <mi>e</mi>
        </msub>
        <mi mathvariant="normal">=</mi>
        <mrow>
          <mi mathvariant="normal">−</mi>
          <msub>
            <mi>K</mi>
            <mi>e</mi>
          </msub>
        </mrow>
      </mrow>
      <msub>
        <mi>x</mi>
        <mi>e</mi>
      </msub>
    </mrow>
    <annotation encoding="StarMath 5.0">u = -L x_e + v = -R_e^-1 N_e^T x_e - R_e^-1 B_e^T P_e x_e = -R_e^-1 (B_e^T P_e + N_e^T) x_e = -K_e x_e</annotation>
  </semantics>
</math>
</file>

<file path=Object 61/content.xml><?xml version="1.0" encoding="utf-8"?>
<math xmlns="http://www.w3.org/1998/Math/MathML">
  <semantics>
    <mrow>
      <msup>
        <mrow>
          <mo stretchy="false">(</mo>
          <mrow>
            <mrow>
              <msub>
                <mi>A</mi>
                <mi>e</mi>
              </msub>
              <mi mathvariant="normal">−</mi>
              <msub>
                <mi>B</mi>
                <mi>e</mi>
              </msub>
            </mrow>
            <msubsup>
              <mi>R</mi>
              <mi>e</mi>
              <mrow>
                <mi mathvariant="normal">−</mi>
                <mn>1</mn>
              </mrow>
            </msubsup>
            <msubsup>
              <mi>N</mi>
              <mi>e</mi>
              <mi>T</mi>
            </msubsup>
          </mrow>
          <mo stretchy="false">)</mo>
        </mrow>
        <mi>T</mi>
      </msup>
      <mrow>
        <msub>
          <mi>P</mi>
          <mi>e</mi>
        </msub>
        <mo stretchy="false">+</mo>
        <msub>
          <mi>P</mi>
          <mi>e</mi>
        </msub>
      </mrow>
      <mrow>
        <mrow>
          <mo stretchy="false">(</mo>
          <mrow>
            <mrow>
              <msub>
                <mi>A</mi>
                <mi>e</mi>
              </msub>
              <mi mathvariant="normal">−</mi>
              <msub>
                <mi>B</mi>
                <mi>e</mi>
              </msub>
            </mrow>
            <msubsup>
              <mi>R</mi>
              <mi>e</mi>
              <mrow>
                <mi mathvariant="normal">−</mi>
                <mn>1</mn>
              </mrow>
            </msubsup>
            <msubsup>
              <mi>N</mi>
              <mi>e</mi>
              <mi>T</mi>
            </msubsup>
          </mrow>
          <mo stretchy="false">)</mo>
        </mrow>
        <mi mathvariant="normal">−</mi>
        <msub>
          <mi>P</mi>
          <mi>e</mi>
        </msub>
      </mrow>
      <msub>
        <mi>B</mi>
        <mi>e</mi>
      </msub>
      <msubsup>
        <mi>R</mi>
        <mi>e</mi>
        <mrow>
          <mi mathvariant="normal">−</mi>
          <mn>1</mn>
        </mrow>
      </msubsup>
      <msubsup>
        <mi>B</mi>
        <mi>e</mi>
        <mi>T</mi>
      </msubsup>
      <mrow>
        <mrow>
          <msub>
            <mi>P</mi>
            <mi>e</mi>
          </msub>
          <mo stretchy="false">+</mo>
          <mover accent="true">
            <msub>
              <mi>Q</mi>
              <mi>e</mi>
            </msub>
            <mo stretchy="false">ˉ</mo>
          </mover>
        </mrow>
        <mi mathvariant="normal">=</mi>
        <mn>0</mn>
      </mrow>
    </mrow>
    <annotation encoding="StarMath 5.0">(A_e - B_e R_e^-1 N_e^T)^T P_e + P_e (A_e - B_e R_e^-1 N_e^T) - P_e B_e R_e^-1 B_e^T P_e + bar Q_e = 0</annotation>
  </semantics>
</math>
</file>

<file path=Object 62/content.xml><?xml version="1.0" encoding="utf-8"?>
<math xmlns="http://www.w3.org/1998/Math/MathML">
  <semantics>
    <mrow>
      <msubsup>
        <mi>A</mi>
        <mi>e</mi>
        <mi>T</mi>
      </msubsup>
      <mrow>
        <msub>
          <mi>P</mi>
          <mi>e</mi>
        </msub>
        <mi mathvariant="normal">−</mi>
        <msub>
          <mi>N</mi>
          <mi>e</mi>
        </msub>
      </mrow>
      <msubsup>
        <mi>R</mi>
        <mi>e</mi>
        <mrow>
          <mi mathvariant="normal">−</mi>
          <mn>1</mn>
        </mrow>
      </msubsup>
      <msubsup>
        <mi>B</mi>
        <mi>e</mi>
        <mi>T</mi>
      </msubsup>
      <mrow>
        <msub>
          <mi>P</mi>
          <mi>e</mi>
        </msub>
        <mo stretchy="false">+</mo>
        <msub>
          <mi>P</mi>
          <mi>e</mi>
        </msub>
      </mrow>
      <mrow>
        <msub>
          <mi>A</mi>
          <mi>e</mi>
        </msub>
        <mi mathvariant="normal">−</mi>
        <msub>
          <mi>P</mi>
          <mi>e</mi>
        </msub>
      </mrow>
      <msub>
        <mi>B</mi>
        <mi>e</mi>
      </msub>
      <msubsup>
        <mi>R</mi>
        <mi>e</mi>
        <mrow>
          <mi mathvariant="normal">−</mi>
          <mn>1</mn>
        </mrow>
      </msubsup>
      <mrow>
        <msubsup>
          <mi>N</mi>
          <mi>e</mi>
          <mi>T</mi>
        </msubsup>
        <mi mathvariant="normal">−</mi>
        <msub>
          <mi>P</mi>
          <mi>e</mi>
        </msub>
      </mrow>
      <msub>
        <mi>B</mi>
        <mi>e</mi>
      </msub>
      <msubsup>
        <mi>R</mi>
        <mi>e</mi>
        <mrow>
          <mi mathvariant="normal">−</mi>
          <mn>1</mn>
        </mrow>
      </msubsup>
      <msubsup>
        <mi>B</mi>
        <mi>e</mi>
        <mi>T</mi>
      </msubsup>
      <mrow>
        <msub>
          <mi>P</mi>
          <mi>e</mi>
        </msub>
        <mo stretchy="false">+</mo>
        <msubsup>
          <mi>C</mi>
          <mi>e</mi>
          <mi>T</mi>
        </msubsup>
      </mrow>
      <mrow>
        <msub>
          <mi>C</mi>
          <mi>e</mi>
        </msub>
        <mi mathvariant="normal">−</mi>
        <msub>
          <mi>N</mi>
          <mi>e</mi>
        </msub>
      </mrow>
      <msubsup>
        <mi>R</mi>
        <mi>e</mi>
        <mrow>
          <mi mathvariant="normal">−</mi>
          <mn>1</mn>
        </mrow>
      </msubsup>
      <mrow>
        <msubsup>
          <mi>N</mi>
          <mi>e</mi>
          <mi>T</mi>
        </msubsup>
        <mi mathvariant="normal">=</mi>
        <mn>0</mn>
      </mrow>
    </mrow>
    <annotation encoding="StarMath 5.0">A_e^T P_e - N_e R_e^-1 B_e^T P_e + P_e A_e - P_e B_e R_e^-1 N_e^T - P_e B_e R_e^-1 B_e^T P_e + C_e^T C_e - N_e R_e^-1 N_e^T = 0</annotation>
  </semantics>
</math>
</file>

<file path=Object 63/content.xml><?xml version="1.0" encoding="utf-8"?>
<math xmlns="http://www.w3.org/1998/Math/MathML">
  <semantics>
    <mrow>
      <msubsup>
        <mi>A</mi>
        <mi>e</mi>
        <mi>T</mi>
      </msubsup>
      <mrow>
        <msub>
          <mi>P</mi>
          <mi>e</mi>
        </msub>
        <mi mathvariant="normal">−</mi>
        <msub>
          <mi>N</mi>
          <mi>e</mi>
        </msub>
      </mrow>
      <msubsup>
        <mi>R</mi>
        <mi>e</mi>
        <mrow>
          <mi mathvariant="normal">−</mi>
          <mn>1</mn>
        </mrow>
      </msubsup>
      <mrow>
        <mrow>
          <mo stretchy="false">(</mo>
          <mrow>
            <msubsup>
              <mi>B</mi>
              <mi>e</mi>
              <mi>T</mi>
            </msubsup>
            <mrow>
              <msub>
                <mi>P</mi>
                <mi>e</mi>
              </msub>
              <mo stretchy="false">+</mo>
              <msubsup>
                <mi>N</mi>
                <mi>e</mi>
                <mi>T</mi>
              </msubsup>
            </mrow>
          </mrow>
          <mo stretchy="false">)</mo>
        </mrow>
        <mo stretchy="false">+</mo>
        <msub>
          <mi>P</mi>
          <mi>e</mi>
        </msub>
      </mrow>
      <mrow>
        <msub>
          <mi>A</mi>
          <mi>e</mi>
        </msub>
        <mi mathvariant="normal">−</mi>
        <msub>
          <mi>P</mi>
          <mi>e</mi>
        </msub>
      </mrow>
      <msub>
        <mi>B</mi>
        <mi>e</mi>
      </msub>
      <msubsup>
        <mi>R</mi>
        <mi>e</mi>
        <mrow>
          <mi mathvariant="normal">−</mi>
          <mn>1</mn>
        </mrow>
      </msubsup>
      <mrow>
        <mrow>
          <mo stretchy="false">(</mo>
          <mrow>
            <msubsup>
              <mi>B</mi>
              <mi>e</mi>
              <mi>T</mi>
            </msubsup>
            <mrow>
              <msub>
                <mi>P</mi>
                <mi>e</mi>
              </msub>
              <mo stretchy="false">+</mo>
              <msubsup>
                <mi>N</mi>
                <mi>e</mi>
                <mi>T</mi>
              </msubsup>
            </mrow>
          </mrow>
          <mo stretchy="false">)</mo>
        </mrow>
        <mo stretchy="false">+</mo>
        <msubsup>
          <mi>C</mi>
          <mi>e</mi>
          <mi>T</mi>
        </msubsup>
      </mrow>
      <mrow>
        <msub>
          <mi>C</mi>
          <mi>e</mi>
        </msub>
        <mi mathvariant="normal">=</mi>
        <mn>0</mn>
      </mrow>
    </mrow>
    <annotation encoding="StarMath 5.0">A_e^T P_e - N_e R_e^-1 (B_e^T P_e + N_e^T) + P_e A_e - P_e B_e R_e^-1 (B_e^T P_e + N_e^T) + C_e^T C_e = 0</annotation>
  </semantics>
</math>
</file>

<file path=Object 64/content.xml><?xml version="1.0" encoding="utf-8"?>
<math xmlns="http://www.w3.org/1998/Math/MathML">
  <semantics>
    <mrow>
      <msubsup>
        <mi>A</mi>
        <mi>e</mi>
        <mi>T</mi>
      </msubsup>
      <mrow>
        <msub>
          <mi>P</mi>
          <mi>e</mi>
        </msub>
        <mo stretchy="false">+</mo>
        <msub>
          <mi>P</mi>
          <mi>e</mi>
        </msub>
      </mrow>
      <mrow>
        <msub>
          <mi>A</mi>
          <mi>e</mi>
        </msub>
        <mi mathvariant="normal">−</mi>
        <msup>
          <mrow>
            <mo stretchy="false">(</mo>
            <mrow>
              <msubsup>
                <mi>B</mi>
                <mi>e</mi>
                <mi>T</mi>
              </msubsup>
              <mrow>
                <msub>
                  <mi>P</mi>
                  <mi>e</mi>
                </msub>
                <mo stretchy="false">+</mo>
                <msubsup>
                  <mi>N</mi>
                  <mi>e</mi>
                  <mi>T</mi>
                </msubsup>
              </mrow>
            </mrow>
            <mo stretchy="false">)</mo>
          </mrow>
          <mi>T</mi>
        </msup>
      </mrow>
      <msubsup>
        <mi>R</mi>
        <mi>e</mi>
        <mrow>
          <mi mathvariant="normal">−</mi>
          <mn>1</mn>
        </mrow>
      </msubsup>
      <mrow>
        <mrow>
          <mo stretchy="false">(</mo>
          <mrow>
            <msubsup>
              <mi>B</mi>
              <mi>e</mi>
              <mi>T</mi>
            </msubsup>
            <mrow>
              <msub>
                <mi>P</mi>
                <mi>e</mi>
              </msub>
              <mo stretchy="false">+</mo>
              <msubsup>
                <mi>N</mi>
                <mi>e</mi>
                <mi>T</mi>
              </msubsup>
            </mrow>
          </mrow>
          <mo stretchy="false">)</mo>
        </mrow>
        <mo stretchy="false">+</mo>
        <msubsup>
          <mi>C</mi>
          <mi>e</mi>
          <mi>T</mi>
        </msubsup>
      </mrow>
      <mrow>
        <msub>
          <mi>C</mi>
          <mi>e</mi>
        </msub>
        <mi mathvariant="normal">=</mi>
        <mn>0</mn>
      </mrow>
    </mrow>
    <annotation encoding="StarMath 5.0">A_e^T P_e + P_e A_e - (B_e^T P_e + N_e^T)^T R_e^-1 (B_e^T P_e + N_e^T) + C_e^T C_e = 0</annotation>
  </semantics>
</math>
</file>

<file path=Object 65/content.xml><?xml version="1.0" encoding="utf-8"?>
<math xmlns="http://www.w3.org/1998/Math/MathML">
  <semantics>
    <mrow>
      <mrow>
        <mi stretchy="false" mathvariant="normal">[</mi>
        <mrow>
          <msub>
            <mi>A</mi>
            <mi>e</mi>
          </msub>
          <mi>,</mi>
          <msub>
            <mi>B</mi>
            <mi>e</mi>
          </msub>
        </mrow>
        <mi stretchy="false" mathvariant="normal">]</mi>
      </mrow>
      <mtext> stabilizable implies </mtext>
      <mrow>
        <mi stretchy="false" mathvariant="normal">[</mi>
        <mrow>
          <mrow>
            <msub>
              <mi>A</mi>
              <mi>e</mi>
            </msub>
            <mi mathvariant="normal">−</mi>
            <msub>
              <mi>B</mi>
              <mi>e</mi>
            </msub>
          </mrow>
          <msubsup>
            <mi>R</mi>
            <mi>e</mi>
            <mrow>
              <mi mathvariant="normal">−</mi>
              <mn>1</mn>
            </mrow>
          </msubsup>
          <msub>
            <mi>N</mi>
            <mi>e</mi>
          </msub>
          <mi>,</mi>
          <msub>
            <mi>B</mi>
            <mi>e</mi>
          </msub>
        </mrow>
        <mi stretchy="false" mathvariant="normal">]</mi>
      </mrow>
      <mtext> stabilizable and vice-versa because the system in</mtext>
    </mrow>
    <annotation encoding="StarMath 5.0">[A_e , B_e] " stabilizable implies " [A_e - B_e R_e^-1 N_e , B_e] " stabilizable and vice-versa because the system in"</annotation>
  </semantics>
</math>
</file>

<file path=Object 66/content.xml><?xml version="1.0" encoding="utf-8"?>
<math xmlns="http://www.w3.org/1998/Math/MathML">
  <semantics>
    <mrow>
      <mtext>terms of </mtext>
      <msub>
        <mi>A</mi>
        <mi>e</mi>
      </msub>
      <mtext> and </mtext>
      <mi>u</mi>
      <mtext> is related to the system in terms of </mtext>
      <mover accent="true">
        <msub>
          <mi>A</mi>
          <mi>e</mi>
        </msub>
        <mo stretchy="false">ˉ</mo>
      </mover>
      <mtext> and </mtext>
      <mi>v</mi>
      <mtext> by state feedback, and state feedback</mtext>
    </mrow>
    <annotation encoding="StarMath 5.0">"terms of " A_e " and " u " is related to the system in terms of " bar A_e " and " v " by state feedback, and state feedback"</annotation>
  </semantics>
</math>
</file>

<file path=Object 67/content.xml><?xml version="1.0" encoding="utf-8"?>
<math xmlns="http://www.w3.org/1998/Math/MathML">
  <semantics>
    <mtext>does not alter stabilizability. Controllable modes that might be moved to the right half plane by the</mtext>
    <annotation encoding="StarMath 5.0">"does not alter stabilizability. Controllable modes that might be moved to the right half plane by the"</annotation>
  </semantics>
</math>
</file>

<file path=Object 68/content.xml><?xml version="1.0" encoding="utf-8"?>
<math xmlns="http://www.w3.org/1998/Math/MathML">
  <semantics>
    <mtext>feedback can just as easily be moved back to the left half plane, and uncontrollable modes can't be</mtext>
    <annotation encoding="StarMath 5.0">"feedback can just as easily be moved back to the left half plane, and uncontrollable modes can't be"</annotation>
  </semantics>
</math>
</file>

<file path=Object 69/content.xml><?xml version="1.0" encoding="utf-8"?>
<math xmlns="http://www.w3.org/1998/Math/MathML">
  <semantics>
    <mtext>moved by the state feedback in the first place so they must be stable if either system is stabilizable.</mtext>
    <annotation encoding="StarMath 5.0">"moved by the state feedback in the first place so they must be stable if either system is stabilizable."</annotation>
  </semantics>
</math>
</file>

<file path=Object 7/content.xml><?xml version="1.0" encoding="utf-8"?>
<math xmlns="http://www.w3.org/1998/Math/MathML">
  <semantics>
    <mrow>
      <mrow>
        <mi>J</mi>
        <mi mathvariant="normal">=</mi>
        <mrow>
          <msubsup>
            <mi mathvariant="normal">∫</mi>
            <mn>0</mn>
            <mi mathvariant="normal">∞</mi>
          </msubsup>
          <mrow>
            <mi stretchy="false" mathvariant="normal">{</mi>
            <mrow>
              <msubsup>
                <mi>x</mi>
                <mi>e</mi>
                <mi>T</mi>
              </msubsup>
              <msubsup>
                <mi>C</mi>
                <mi>e</mi>
                <mi>T</mi>
              </msubsup>
              <msub>
                <mi>C</mi>
                <mi>e</mi>
              </msub>
              <mrow>
                <msub>
                  <mi>x</mi>
                  <mi>e</mi>
                </msub>
                <mo stretchy="false">+</mo>
                <mn>2</mn>
              </mrow>
              <msubsup>
                <mi>x</mi>
                <mi>e</mi>
                <mi>T</mi>
              </msubsup>
              <msub>
                <mi>N</mi>
                <mi>e</mi>
              </msub>
              <mrow>
                <mrow>
                  <mo stretchy="false">(</mo>
                  <mrow>
                    <mrow>
                      <mi mathvariant="normal">−</mi>
                      <mi>L</mi>
                    </mrow>
                    <mrow>
                      <msub>
                        <mi>x</mi>
                        <mi>e</mi>
                      </msub>
                      <mo stretchy="false">+</mo>
                      <mi>v</mi>
                    </mrow>
                  </mrow>
                  <mo stretchy="false">)</mo>
                </mrow>
                <mo stretchy="false">+</mo>
                <msup>
                  <mrow>
                    <mo stretchy="false">(</mo>
                    <mrow>
                      <mrow>
                        <mi mathvariant="normal">−</mi>
                        <mi>L</mi>
                      </mrow>
                      <mrow>
                        <msub>
                          <mi>x</mi>
                          <mi>e</mi>
                        </msub>
                        <mo stretchy="false">+</mo>
                        <mi>v</mi>
                      </mrow>
                    </mrow>
                    <mo stretchy="false">)</mo>
                  </mrow>
                  <mi>T</mi>
                </msup>
              </mrow>
              <msub>
                <mi>R</mi>
                <mi>e</mi>
              </msub>
              <mrow>
                <mo stretchy="false">(</mo>
                <mrow>
                  <mrow>
                    <mi mathvariant="normal">−</mi>
                    <mi>L</mi>
                  </mrow>
                  <mrow>
                    <msub>
                      <mi>x</mi>
                      <mi>e</mi>
                    </msub>
                    <mo stretchy="false">+</mo>
                    <mi>v</mi>
                  </mrow>
                </mrow>
                <mo stretchy="false">)</mo>
              </mrow>
            </mrow>
            <mi stretchy="false" mathvariant="normal">}</mi>
          </mrow>
        </mrow>
      </mrow>
      <mi mathvariant="italic">dt</mi>
    </mrow>
    <annotation encoding="StarMath 5.0">J = int_0^infinity lbrace x_e^T C_e^T C_e x_e + 2 x_e^T N_e (-L x_e + v) + (-L x_e + v)^T R_e (-L x_e + v) rbrace dt</annotation>
  </semantics>
</math>
</file>

<file path=Object 70/content.xml><?xml version="1.0" encoding="utf-8"?>
<math xmlns="http://www.w3.org/1998/Math/MathML">
  <semantics>
    <mrow>
      <mtext>So </mtext>
      <mrow>
        <mi stretchy="false" mathvariant="normal">[</mi>
        <mrow>
          <msub>
            <mi>A</mi>
            <mi>e</mi>
          </msub>
          <mi>,</mi>
          <msub>
            <mi>B</mi>
            <mi>e</mi>
          </msub>
        </mrow>
        <mi stretchy="false" mathvariant="normal">]</mi>
      </mrow>
      <mtext> stabilizable and </mtext>
      <mrow>
        <mi stretchy="false" mathvariant="normal">[</mi>
        <mrow>
          <mrow>
            <msub>
              <mi>A</mi>
              <mi>e</mi>
            </msub>
            <mi mathvariant="normal">−</mi>
            <msub>
              <mi>B</mi>
              <mi>e</mi>
            </msub>
          </mrow>
          <msubsup>
            <mi>R</mi>
            <mi>e</mi>
            <mrow>
              <mi mathvariant="normal">−</mi>
              <mn>1</mn>
            </mrow>
          </msubsup>
          <msub>
            <mi>N</mi>
            <mi>e</mi>
          </msub>
          <mi>,</mi>
          <msub>
            <mi>C</mi>
            <mi>q</mi>
          </msub>
        </mrow>
        <mi stretchy="false" mathvariant="normal">]</mi>
      </mrow>
      <mtext> detectable means we have satisfactory conditions</mtext>
    </mrow>
    <annotation encoding="StarMath 5.0">"So " [A_e , B_e] " stabilizable and " [A_e - B_e R_e^-1 N_e , C_q] " detectable means we have satisfactory conditions"</annotation>
  </semantics>
</math>
</file>

<file path=Object 71/content.xml><?xml version="1.0" encoding="utf-8"?>
<math xmlns="http://www.w3.org/1998/Math/MathML">
  <semantics>
    <mrow>
      <mtext>for an exponentially stable LQR solution for the </mtext>
      <mover accent="true">
        <msub>
          <mi>A</mi>
          <mi>e</mi>
        </msub>
        <mo stretchy="false">ˉ</mo>
      </mover>
      <mi>,</mi>
      <mi/>
      <mi>v</mi>
      <mi>,</mi>
      <mi/>
      <mover accent="true">
        <msub>
          <mi>Q</mi>
          <mi>e</mi>
        </msub>
        <mo stretchy="false">ˉ</mo>
      </mover>
      <mtext> system and hence also the above</mtext>
    </mrow>
    <annotation encoding="StarMath 5.0">"for an exponentially stable LQR solution for the " bar A_e ,` v,` bar Q_e " system and hence also the above"</annotation>
  </semantics>
</math>
</file>

<file path=Object 72/content.xml><?xml version="1.0" encoding="utf-8"?>
<math xmlns="http://www.w3.org/1998/Math/MathML">
  <semantics>
    <mrow>
      <mtext>modified conditions for the </mtext>
      <msub>
        <mi>A</mi>
        <mi>e</mi>
      </msub>
      <mi>,</mi>
      <mi/>
      <mi>u</mi>
      <mi>,</mi>
      <mi/>
      <msubsup>
        <mi>C</mi>
        <mi>e</mi>
        <mi>T</mi>
      </msubsup>
      <msub>
        <mi>C</mi>
        <mi>e</mi>
      </msub>
      <mtext> system.</mtext>
    </mrow>
    <annotation encoding="StarMath 5.0">"modified conditions for the " A_e ,` u,` C_e^T C_e " system."</annotation>
  </semantics>
</math>
</file>

<file path=Object 8/content.xml><?xml version="1.0" encoding="utf-8"?>
<math xmlns="http://www.w3.org/1998/Math/MathML">
  <semantics>
    <mrow>
      <mrow>
        <mi>J</mi>
        <mi mathvariant="normal">=</mi>
        <mrow>
          <msubsup>
            <mi mathvariant="normal">∫</mi>
            <mn>0</mn>
            <mi mathvariant="normal">∞</mi>
          </msubsup>
          <mrow>
            <mi stretchy="false" mathvariant="normal">{</mi>
            <mrow>
              <msubsup>
                <mi>x</mi>
                <mi>e</mi>
                <mi>T</mi>
              </msubsup>
              <mrow>
                <mo stretchy="false">(</mo>
                <mrow>
                  <msubsup>
                    <mi>C</mi>
                    <mi>e</mi>
                    <mi>T</mi>
                  </msubsup>
                  <mrow>
                    <msub>
                      <mi>C</mi>
                      <mi>e</mi>
                    </msub>
                    <mi mathvariant="normal">−</mi>
                    <mn>2</mn>
                  </mrow>
                  <msub>
                    <mi>N</mi>
                    <mi>e</mi>
                  </msub>
                  <mrow>
                    <mi>L</mi>
                    <mo stretchy="false">+</mo>
                    <msup>
                      <mi>L</mi>
                      <mi>T</mi>
                    </msup>
                  </mrow>
                  <msub>
                    <mi>R</mi>
                    <mi>e</mi>
                  </msub>
                  <mi>L</mi>
                </mrow>
                <mo stretchy="false">)</mo>
              </mrow>
              <mrow>
                <msub>
                  <mi>x</mi>
                  <mi>e</mi>
                </msub>
                <mo stretchy="false">+</mo>
                <mn>2</mn>
              </mrow>
              <msubsup>
                <mi>x</mi>
                <mi>e</mi>
                <mi>T</mi>
              </msubsup>
              <mrow>
                <mo stretchy="false">(</mo>
                <mrow>
                  <mrow>
                    <msub>
                      <mi>N</mi>
                      <mi>e</mi>
                    </msub>
                    <mi mathvariant="normal">−</mi>
                    <msup>
                      <mi>L</mi>
                      <mi>T</mi>
                    </msup>
                  </mrow>
                  <msub>
                    <mi>R</mi>
                    <mi>e</mi>
                  </msub>
                </mrow>
                <mo stretchy="false">)</mo>
              </mrow>
              <mrow>
                <mi>v</mi>
                <mo stretchy="false">+</mo>
                <msup>
                  <mi>v</mi>
                  <mi>T</mi>
                </msup>
              </mrow>
              <msub>
                <mi>R</mi>
                <mi>e</mi>
              </msub>
              <mi>v</mi>
            </mrow>
            <mi stretchy="false" mathvariant="normal">}</mi>
          </mrow>
        </mrow>
      </mrow>
      <mi mathvariant="italic">dt</mi>
    </mrow>
    <annotation encoding="StarMath 5.0">J = int_0^infinity lbrace x_e^T (C_e^T C_e - 2 N_e L + L^T R_e L) x_e + 2 x_e^T (N_e - L^T R_e) v + v^T R_e v rbrace dt</annotation>
  </semantics>
</math>
</file>

<file path=Object 9/content.xml><?xml version="1.0" encoding="utf-8"?>
<math xmlns="http://www.w3.org/1998/Math/MathML">
  <semantics>
    <mrow>
      <msub>
        <mi>G</mi>
        <mi>p</mi>
      </msub>
      <mrow>
        <mrow>
          <mo stretchy="false">(</mo>
          <mi>s</mi>
          <mo stretchy="false">)</mo>
        </mrow>
        <mi mathvariant="normal">=</mi>
        <mfrac>
          <msubsup>
            <mo stretchy="false">ω</mo>
            <mi>b</mi>
            <mn>2</mn>
          </msubsup>
          <mrow>
            <mrow>
              <msup>
                <mi>s</mi>
                <mn>2</mn>
              </msup>
              <mo stretchy="false">+</mo>
              <mn>2</mn>
            </mrow>
            <msub>
              <mo stretchy="false">ζ</mo>
              <mi>b</mi>
            </msub>
            <msub>
              <mo stretchy="false">ω</mo>
              <mi>b</mi>
            </msub>
            <mrow>
              <mi>s</mi>
              <mo stretchy="false">+</mo>
              <msubsup>
                <mo stretchy="false">ω</mo>
                <mi>b</mi>
                <mn>2</mn>
              </msubsup>
            </mrow>
          </mrow>
        </mfrac>
      </mrow>
      <mi>,</mi>
      <mi/>
      <mrow>
        <msub>
          <mo stretchy="false">ζ</mo>
          <mi>b</mi>
        </msub>
        <mi mathvariant="normal">=</mi>
        <mn>0.707,</mn>
      </mrow>
      <mi/>
      <mrow>
        <msub>
          <mo stretchy="false">ω</mo>
          <mi>b</mi>
        </msub>
        <mi mathvariant="normal">=</mi>
        <mn>10</mn>
      </mrow>
      <mtext>rad/s</mtext>
    </mrow>
    <annotation encoding="StarMath 5.0">G_p(s) = %omega_b^2 over {s^2 + 2 %zeta_b %omega_b s + %omega_b^2} ,` %zeta_b = 0.707,` %omega_b = 10 "rad/s"</annotation>
  </semantics>
</math>
</file>